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erence" table:style-name="ta1">
        <table:shapes>
          <draw:frame draw:z-index="0" draw:style-name="gr1" draw:text-style-name="P1" svg:width="600.8pt" svg:height="255.26pt" svg:x="3.12pt" svg:y="1116.62pt">
            <draw:object draw:notify-on-update-of-ranges="difference.A1:difference.A87 difference.B1:difference.B87 difference.A1:difference.A87 difference.C1:difference.C87 difference.A1:difference.A87 difference.D1:difference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735976164159047" calcext:value-type="float">
            <text:p>0.000735976164159</text:p>
          </table:table-cell>
          <table:table-cell office:value-type="float" office:value="0.0135554435219316" calcext:value-type="float">
            <text:p>0.013555443521932</text:p>
          </table:table-cell>
          <table:table-cell office:value-type="float" office:value="-0.014406119733504" calcext:value-type="float">
            <text:p>-0.014406119733504</text:p>
          </table:table-cell>
          <table:table-cell office:value-type="float" office:value="-0.640447414163464" calcext:value-type="float">
            <text:p>-0.640447414163464</text:p>
          </table:table-cell>
          <table:table-cell office:value-type="float" office:value="0.0189539232457623" calcext:value-type="float">
            <text:p>0.018953923245762</text:p>
          </table:table-cell>
          <table:table-cell office:value-type="float" office:value="-0.443195981351728" calcext:value-type="float">
            <text:p>-0.443195981351728</text:p>
          </table:table-cell>
          <table:table-cell office:value-type="float" office:value="0.962056780016902" calcext:value-type="float">
            <text:p>0.962056780016902</text:p>
          </table:table-cell>
          <table:table-cell/>
          <table:table-cell office:value-type="string" calcext:value-type="string">
            <text:p>euc d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6326459767968" calcext:value-type="float">
            <text:p>0.00066326459768</text:p>
          </table:table-cell>
          <table:table-cell office:value-type="float" office:value="0.0128199882921546" calcext:value-type="float">
            <text:p>0.012819988292155</text:p>
          </table:table-cell>
          <table:table-cell office:value-type="float" office:value="-0.00617520481091016" calcext:value-type="float">
            <text:p>-0.00617520481091</text:p>
          </table:table-cell>
          <table:table-cell office:value-type="float" office:value="-0.638812646349781" calcext:value-type="float">
            <text:p>-0.638812646349781</text:p>
          </table:table-cell>
          <table:table-cell office:value-type="float" office:value="0.0129693891886808" calcext:value-type="float">
            <text:p>0.012969389188681</text:p>
          </table:table-cell>
          <table:table-cell office:value-type="float" office:value="-0.438803864716742" calcext:value-type="float">
            <text:p>-0.438803864716742</text:p>
          </table:table-cell>
          <table:table-cell office:value-type="float" office:value="0.960822641934295" calcext:value-type="float">
            <text:p>0.960822641934295</text:p>
          </table:table-cell>
          <table:table-cell/>
          <table:table-cell table:formula="of:=SQRT([.B1]*[.B1]+[.C1]*[.C1]+[.D1]*[.D1])" office:value-type="float" office:value="0.0197946456337703" calcext:value-type="float">
            <text:p>0.01979464563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98160652639313" calcext:value-type="float">
            <text:p>0.000898160652639</text:p>
          </table:table-cell>
          <table:table-cell office:value-type="float" office:value="0.0126729540107246" calcext:value-type="float">
            <text:p>0.012672954010725</text:p>
          </table:table-cell>
          <table:table-cell office:value-type="float" office:value="-0.00437864346270955" calcext:value-type="float">
            <text:p>-0.00437864346271</text:p>
          </table:table-cell>
          <table:table-cell office:value-type="float" office:value="-0.637038276653478" calcext:value-type="float">
            <text:p>-0.637038276653478</text:p>
          </table:table-cell>
          <table:table-cell office:value-type="float" office:value="0.00709462385307088" calcext:value-type="float">
            <text:p>0.007094623853071</text:p>
          </table:table-cell>
          <table:table-cell office:value-type="float" office:value="-0.437538443068673" calcext:value-type="float">
            <text:p>-0.437538443068673</text:p>
          </table:table-cell>
          <table:table-cell office:value-type="float" office:value="0.96039920407626" calcext:value-type="float">
            <text:p>0.96039920407626</text:p>
          </table:table-cell>
          <table:table-cell/>
          <table:table-cell table:formula="of:=SQRT([.B2]*[.B2]+[.C2]*[.C2]+[.D2]*[.D2])" office:value-type="float" office:value="0.0142451807357507" calcext:value-type="float">
            <text:p>0.014245180735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01942526063906" calcext:value-type="float">
            <text:p>0.001019425260639</text:p>
          </table:table-cell>
          <table:table-cell office:value-type="float" office:value="0.0127379151597759" calcext:value-type="float">
            <text:p>0.012737915159776</text:p>
          </table:table-cell>
          <table:table-cell office:value-type="float" office:value="-0.00447327456915936" calcext:value-type="float">
            <text:p>-0.004473274569159</text:p>
          </table:table-cell>
          <table:table-cell office:value-type="float" office:value="-0.635337360298703" calcext:value-type="float">
            <text:p>-0.635337360298703</text:p>
          </table:table-cell>
          <table:table-cell office:value-type="float" office:value="0.00124028520467068" calcext:value-type="float">
            <text:p>0.001240285204671</text:p>
          </table:table-cell>
          <table:table-cell office:value-type="float" office:value="-0.437197299702834" calcext:value-type="float">
            <text:p>-0.437197299702834</text:p>
          </table:table-cell>
          <table:table-cell office:value-type="float" office:value="0.960200727868101" calcext:value-type="float">
            <text:p>0.960200727868101</text:p>
          </table:table-cell>
          <table:table-cell/>
          <table:table-cell table:formula="of:=SQRT([.B3]*[.B3]+[.C3]*[.C3]+[.D3]*[.D3])" office:value-type="float" office:value="0.0134381164784883" calcext:value-type="float">
            <text:p>0.013438116478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3085302417118" calcext:value-type="float">
            <text:p>0.001130853024171</text:p>
          </table:table-cell>
          <table:table-cell office:value-type="float" office:value="0.0131006873876359" calcext:value-type="float">
            <text:p>0.013100687387636</text:p>
          </table:table-cell>
          <table:table-cell office:value-type="float" office:value="-0.00499183031071704" calcext:value-type="float">
            <text:p>-0.004991830310717</text:p>
          </table:table-cell>
          <table:table-cell office:value-type="float" office:value="-0.633684882244624" calcext:value-type="float">
            <text:p>-0.633684882244624</text:p>
          </table:table-cell>
          <table:table-cell office:value-type="float" office:value="-0.00448852709254305" calcext:value-type="float">
            <text:p>-0.004488527092543</text:p>
          </table:table-cell>
          <table:table-cell office:value-type="float" office:value="-0.437078127353543" calcext:value-type="float">
            <text:p>-0.437078127353543</text:p>
          </table:table-cell>
          <table:table-cell office:value-type="float" office:value="0.960030258964511" calcext:value-type="float">
            <text:p>0.960030258964511</text:p>
          </table:table-cell>
          <table:table-cell/>
          <table:table-cell table:formula="of:=SQRT([.B4]*[.B4]+[.C4]*[.C4]+[.D4]*[.D4])" office:value-type="float" office:value="0.0135389769130007" calcext:value-type="float">
            <text:p>0.013538976913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0081907384175" calcext:value-type="float">
            <text:p>0.001300819073842</text:p>
          </table:table-cell>
          <table:table-cell office:value-type="float" office:value="0.000483641355143533" calcext:value-type="float">
            <text:p>0.000483641355144</text:p>
          </table:table-cell>
          <table:table-cell office:value-type="float" office:value="0.00613390387830326" calcext:value-type="float">
            <text:p>0.006133903878303</text:p>
          </table:table-cell>
          <table:table-cell office:value-type="float" office:value="-0.631913480095423" calcext:value-type="float">
            <text:p>-0.631913480095423</text:p>
          </table:table-cell>
          <table:table-cell office:value-type="float" office:value="-0.010572468674995" calcext:value-type="float">
            <text:p>-0.010572468674995</text:p>
          </table:table-cell>
          <table:table-cell office:value-type="float" office:value="-0.437257659452831" calcext:value-type="float">
            <text:p>-0.437257659452831</text:p>
          </table:table-cell>
          <table:table-cell office:value-type="float" office:value="0.959899146488645" calcext:value-type="float">
            <text:p>0.959899146488645</text:p>
          </table:table-cell>
          <table:table-cell/>
          <table:table-cell table:formula="of:=SQRT([.B5]*[.B5]+[.C5]*[.C5]+[.D5]*[.D5])" office:value-type="float" office:value="0.0140650349605621" calcext:value-type="float">
            <text:p>0.0140650349605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34699125685378" calcext:value-type="float">
            <text:p>0.000534699125685</text:p>
          </table:table-cell>
          <table:table-cell office:value-type="float" office:value="0.000991124256429887" calcext:value-type="float">
            <text:p>0.00099112425643</text:p>
          </table:table-cell>
          <table:table-cell office:value-type="float" office:value="0.00554411453770121" calcext:value-type="float">
            <text:p>0.005544114537701</text:p>
          </table:table-cell>
          <table:table-cell office:value-type="float" office:value="-0.632410055554228" calcext:value-type="float">
            <text:p>-0.632410055554228</text:p>
          </table:table-cell>
          <table:table-cell office:value-type="float" office:value="-0.0109150282347846" calcext:value-type="float">
            <text:p>-0.010915028234785</text:p>
          </table:table-cell>
          <table:table-cell office:value-type="float" office:value="-0.443459844904516" calcext:value-type="float">
            <text:p>-0.443459844904516</text:p>
          </table:table-cell>
          <table:table-cell office:value-type="float" office:value="0.961660895438332" calcext:value-type="float">
            <text:p>0.961660895438332</text:p>
          </table:table-cell>
          <table:table-cell/>
          <table:table-cell table:formula="of:=SQRT([.B6]*[.B6]+[.C6]*[.C6]+[.D6]*[.D6])" office:value-type="float" office:value="0.0062889439504212" calcext:value-type="float">
            <text:p>0.006288943950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00839700079253991" calcext:value-type="float">
            <text:p>-8.39700079253991E-05</text:p>
          </table:table-cell>
          <table:table-cell office:value-type="float" office:value="0.00105171003541079" calcext:value-type="float">
            <text:p>0.001051710035411</text:p>
          </table:table-cell>
          <table:table-cell office:value-type="float" office:value="0.0051895669681743" calcext:value-type="float">
            <text:p>0.005189566968174</text:p>
          </table:table-cell>
          <table:table-cell office:value-type="float" office:value="-0.632779354406339" calcext:value-type="float">
            <text:p>-0.632779354406339</text:p>
          </table:table-cell>
          <table:table-cell office:value-type="float" office:value="-0.0114379534395048" calcext:value-type="float">
            <text:p>-0.011437953439505</text:p>
          </table:table-cell>
          <table:table-cell office:value-type="float" office:value="-0.449545790183914" calcext:value-type="float">
            <text:p>-0.449545790183914</text:p>
          </table:table-cell>
          <table:table-cell office:value-type="float" office:value="0.963333505812899" calcext:value-type="float">
            <text:p>0.963333505812899</text:p>
          </table:table-cell>
          <table:table-cell/>
          <table:table-cell table:formula="of:=SQRT([.B7]*[.B7]+[.C7]*[.C7]+[.D7]*[.D7])" office:value-type="float" office:value="0.00565733474825755" calcext:value-type="float">
            <text:p>0.005657334748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0632180252710557" calcext:value-type="float">
            <text:p>-0.000632180252711</text:p>
          </table:table-cell>
          <table:table-cell office:value-type="float" office:value="0.0011092044703026" calcext:value-type="float">
            <text:p>0.001109204470303</text:p>
          </table:table-cell>
          <table:table-cell office:value-type="float" office:value="0.00505400000678735" calcext:value-type="float">
            <text:p>0.005054000006787</text:p>
          </table:table-cell>
          <table:table-cell office:value-type="float" office:value="-0.633116513636491" calcext:value-type="float">
            <text:p>-0.633116513636491</text:p>
          </table:table-cell>
          <table:table-cell office:value-type="float" office:value="-0.0119404655071038" calcext:value-type="float">
            <text:p>-0.011940465507104</text:p>
          </table:table-cell>
          <table:table-cell office:value-type="float" office:value="-0.455536238199846" calcext:value-type="float">
            <text:p>-0.455536238199846</text:p>
          </table:table-cell>
          <table:table-cell office:value-type="float" office:value="0.964936028522072" calcext:value-type="float">
            <text:p>0.964936028522072</text:p>
          </table:table-cell>
          <table:table-cell/>
          <table:table-cell table:formula="of:=SQRT([.B8]*[.B8]+[.C8]*[.C8]+[.D8]*[.D8])" office:value-type="float" office:value="0.00529572943776214" calcext:value-type="float">
            <text:p>0.005295729437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0129659209682892" calcext:value-type="float">
            <text:p>-0.001296592096829</text:p>
          </table:table-cell>
          <table:table-cell office:value-type="float" office:value="0.00117729676645761" calcext:value-type="float">
            <text:p>0.001177296766458</text:p>
          </table:table-cell>
          <table:table-cell office:value-type="float" office:value="0.00492403281343601" calcext:value-type="float">
            <text:p>0.004924032813436</text:p>
          </table:table-cell>
          <table:table-cell office:value-type="float" office:value="-0.633514254828929" calcext:value-type="float">
            <text:p>-0.633514254828929</text:p>
          </table:table-cell>
          <table:table-cell office:value-type="float" office:value="-0.0124478602362934" calcext:value-type="float">
            <text:p>-0.012447860236293</text:p>
          </table:table-cell>
          <table:table-cell office:value-type="float" office:value="-0.461535158004705" calcext:value-type="float">
            <text:p>-0.461535158004705</text:p>
          </table:table-cell>
          <table:table-cell office:value-type="float" office:value="0.96650452724606" calcext:value-type="float">
            <text:p>0.96650452724606</text:p>
          </table:table-cell>
          <table:table-cell/>
          <table:table-cell table:formula="of:=SQRT([.B9]*[.B9]+[.C9]*[.C9]+[.D9]*[.D9])" office:value-type="float" office:value="0.00521276342235699" calcext:value-type="float">
            <text:p>0.005212763422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202409405452847" calcext:value-type="float">
            <text:p>-0.002024094054528</text:p>
          </table:table-cell>
          <table:table-cell office:value-type="float" office:value="0.00125176523896646" calcext:value-type="float">
            <text:p>0.001251765238966</text:p>
          </table:table-cell>
          <table:table-cell office:value-type="float" office:value="0.00489880640815577" calcext:value-type="float">
            <text:p>0.004898806408156</text:p>
          </table:table-cell>
          <table:table-cell office:value-type="float" office:value="-0.633945808502012" calcext:value-type="float">
            <text:p>-0.633945808502012</text:p>
          </table:table-cell>
          <table:table-cell office:value-type="float" office:value="-0.0129512851687246" calcext:value-type="float">
            <text:p>-0.012951285168725</text:p>
          </table:table-cell>
          <table:table-cell office:value-type="float" office:value="-0.467493982270873" calcext:value-type="float">
            <text:p>-0.467493982270873</text:p>
          </table:table-cell>
          <table:table-cell office:value-type="float" office:value="0.968025308872356" calcext:value-type="float">
            <text:p>0.968025308872356</text:p>
          </table:table-cell>
          <table:table-cell/>
          <table:table-cell table:formula="of:=SQRT([.B10]*[.B10]+[.C10]*[.C10]+[.D10]*[.D10])" office:value-type="float" office:value="0.00522621066258004" calcext:value-type="float">
            <text:p>0.00522621066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281185266131262" calcext:value-type="float">
            <text:p>-0.002811852661313</text:p>
          </table:table-cell>
          <table:table-cell office:value-type="float" office:value="0.00133376274217397" calcext:value-type="float">
            <text:p>0.001333762742174</text:p>
          </table:table-cell>
          <table:table-cell office:value-type="float" office:value="0.00492428573337939" calcext:value-type="float">
            <text:p>0.004924285733379</text:p>
          </table:table-cell>
          <table:table-cell office:value-type="float" office:value="-0.634410222271171" calcext:value-type="float">
            <text:p>-0.634410222271171</text:p>
          </table:table-cell>
          <table:table-cell office:value-type="float" office:value="-0.0134513619843594" calcext:value-type="float">
            <text:p>-0.013451361984359</text:p>
          </table:table-cell>
          <table:table-cell office:value-type="float" office:value="-0.47343853010748" calcext:value-type="float">
            <text:p>-0.47343853010748</text:p>
          </table:table-cell>
          <table:table-cell office:value-type="float" office:value="0.969505565966418" calcext:value-type="float">
            <text:p>0.969505565966418</text:p>
          </table:table-cell>
          <table:table-cell/>
          <table:table-cell table:formula="of:=SQRT([.B11]*[.B11]+[.C11]*[.C11]+[.D11]*[.D11])" office:value-type="float" office:value="0.00544629940231441" calcext:value-type="float">
            <text:p>0.005446299402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343578586132196" calcext:value-type="float">
            <text:p>-0.003435785861322</text:p>
          </table:table-cell>
          <table:table-cell office:value-type="float" office:value="0.00141698311413124" calcext:value-type="float">
            <text:p>0.001416983114131</text:p>
          </table:table-cell>
          <table:table-cell office:value-type="float" office:value="0.00475338157467553" calcext:value-type="float">
            <text:p>0.004753381574676</text:p>
          </table:table-cell>
          <table:table-cell office:value-type="float" office:value="-0.634799681305567" calcext:value-type="float">
            <text:p>-0.634799681305567</text:p>
          </table:table-cell>
          <table:table-cell office:value-type="float" office:value="-0.0139340703805102" calcext:value-type="float">
            <text:p>-0.01393407038051</text:p>
          </table:table-cell>
          <table:table-cell office:value-type="float" office:value="-0.479486735562185" calcext:value-type="float">
            <text:p>-0.479486735562185</text:p>
          </table:table-cell>
          <table:table-cell office:value-type="float" office:value="0.970965582345343" calcext:value-type="float">
            <text:p>0.970965582345343</text:p>
          </table:table-cell>
          <table:table-cell/>
          <table:table-cell table:formula="of:=SQRT([.B12]*[.B12]+[.C12]*[.C12]+[.D12]*[.D12])" office:value-type="float" office:value="0.00582529213218583" calcext:value-type="float">
            <text:p>0.005825292132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0375987834740707" calcext:value-type="float">
            <text:p>-0.003759878347407</text:p>
          </table:table-cell>
          <table:table-cell office:value-type="float" office:value="0.00149782646315347" calcext:value-type="float">
            <text:p>0.001497826463153</text:p>
          </table:table-cell>
          <table:table-cell office:value-type="float" office:value="0.00424391538570945" calcext:value-type="float">
            <text:p>0.004243915385709</text:p>
          </table:table-cell>
          <table:table-cell office:value-type="float" office:value="-0.635048394964755" calcext:value-type="float">
            <text:p>-0.635048394964755</text:p>
          </table:table-cell>
          <table:table-cell office:value-type="float" office:value="-0.0143925927894721" calcext:value-type="float">
            <text:p>-0.014392592789472</text:p>
          </table:table-cell>
          <table:table-cell office:value-type="float" office:value="-0.485706736596434" calcext:value-type="float">
            <text:p>-0.485706736596434</text:p>
          </table:table-cell>
          <table:table-cell office:value-type="float" office:value="0.972414384538858" calcext:value-type="float">
            <text:p>0.972414384538858</text:p>
          </table:table-cell>
          <table:table-cell/>
          <table:table-cell table:formula="of:=SQRT([.B13]*[.B13]+[.C13]*[.C13]+[.D13]*[.D13])" office:value-type="float" office:value="0.00603382979748831" calcext:value-type="float">
            <text:p>0.006033829797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394843419651575" calcext:value-type="float">
            <text:p>-0.003948434196516</text:p>
          </table:table-cell>
          <table:table-cell office:value-type="float" office:value="0.00158134773587344" calcext:value-type="float">
            <text:p>0.001581347735873</text:p>
          </table:table-cell>
          <table:table-cell office:value-type="float" office:value="0.00367526945153218" calcext:value-type="float">
            <text:p>0.003675269451532</text:p>
          </table:table-cell>
          <table:table-cell office:value-type="float" office:value="-0.635234384381775" calcext:value-type="float">
            <text:p>-0.635234384381775</text:p>
          </table:table-cell>
          <table:table-cell office:value-type="float" office:value="-0.0148347603799317" calcext:value-type="float">
            <text:p>-0.014834760379932</text:p>
          </table:table-cell>
          <table:table-cell office:value-type="float" office:value="-0.491964160960929" calcext:value-type="float">
            <text:p>-0.491964160960929</text:p>
          </table:table-cell>
          <table:table-cell office:value-type="float" office:value="0.973824831392551" calcext:value-type="float">
            <text:p>0.973824831392551</text:p>
          </table:table-cell>
          <table:table-cell/>
          <table:table-cell table:formula="of:=SQRT([.B14]*[.B14]+[.C14]*[.C14]+[.D14]*[.D14])" office:value-type="float" office:value="0.0058643829259424" calcext:value-type="float">
            <text:p>0.005864382925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412676253001287" calcext:value-type="float">
            <text:p>-0.004126762530013</text:p>
          </table:table-cell>
          <table:table-cell office:value-type="float" office:value="0.00167753019513555" calcext:value-type="float">
            <text:p>0.001677530195136</text:p>
          </table:table-cell>
          <table:table-cell office:value-type="float" office:value="0.0030471686092971" calcext:value-type="float">
            <text:p>0.003047168609297</text:p>
          </table:table-cell>
          <table:table-cell office:value-type="float" office:value="-0.635419464155893" calcext:value-type="float">
            <text:p>-0.635419464155893</text:p>
          </table:table-cell>
          <table:table-cell office:value-type="float" office:value="-0.0152700421904113" calcext:value-type="float">
            <text:p>-0.015270042190411</text:p>
          </table:table-cell>
          <table:table-cell office:value-type="float" office:value="-0.498260198233662" calcext:value-type="float">
            <text:p>-0.498260198233662</text:p>
          </table:table-cell>
          <table:table-cell office:value-type="float" office:value="0.975201059861072" calcext:value-type="float">
            <text:p>0.975201059861072</text:p>
          </table:table-cell>
          <table:table-cell/>
          <table:table-cell table:formula="of:=SQRT([.B15]*[.B15]+[.C15]*[.C15]+[.D15]*[.D15])" office:value-type="float" office:value="0.00562124530752152" calcext:value-type="float">
            <text:p>0.005621245307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430665663803587" calcext:value-type="float">
            <text:p>-0.004306656638036</text:p>
          </table:table-cell>
          <table:table-cell office:value-type="float" office:value="0.00178482531853922" calcext:value-type="float">
            <text:p>0.001784825318539</text:p>
          </table:table-cell>
          <table:table-cell office:value-type="float" office:value="0.00250442235284076" calcext:value-type="float">
            <text:p>0.002504422352841</text:p>
          </table:table-cell>
          <table:table-cell office:value-type="float" office:value="-0.635607963910822" calcext:value-type="float">
            <text:p>-0.635607963910822</text:p>
          </table:table-cell>
          <table:table-cell office:value-type="float" office:value="-0.0156952635435731" calcext:value-type="float">
            <text:p>-0.015695263543573</text:p>
          </table:table-cell>
          <table:table-cell office:value-type="float" office:value="-0.504524073790904" calcext:value-type="float">
            <text:p>-0.504524073790904</text:p>
          </table:table-cell>
          <table:table-cell office:value-type="float" office:value="0.976528135471188" calcext:value-type="float">
            <text:p>0.976528135471188</text:p>
          </table:table-cell>
          <table:table-cell/>
          <table:table-cell table:formula="of:=SQRT([.B16]*[.B16]+[.C16]*[.C16]+[.D16]*[.D16])" office:value-type="float" office:value="0.00539717639772829" calcext:value-type="float">
            <text:p>0.005397176397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451521336985433" calcext:value-type="float">
            <text:p>-0.004515213369854</text:p>
          </table:table-cell>
          <table:table-cell office:value-type="float" office:value="0.00190868687652571" calcext:value-type="float">
            <text:p>0.001908686876526</text:p>
          </table:table-cell>
          <table:table-cell office:value-type="float" office:value="0.00193131729283796" calcext:value-type="float">
            <text:p>0.001931317292838</text:p>
          </table:table-cell>
          <table:table-cell office:value-type="float" office:value="-0.635814397176997" calcext:value-type="float">
            <text:p>-0.635814397176997</text:p>
          </table:table-cell>
          <table:table-cell office:value-type="float" office:value="-0.0161145291861518" calcext:value-type="float">
            <text:p>-0.016114529186152</text:p>
          </table:table-cell>
          <table:table-cell office:value-type="float" office:value="-0.510812349983125" calcext:value-type="float">
            <text:p>-0.510812349983125</text:p>
          </table:table-cell>
          <table:table-cell office:value-type="float" office:value="0.97781919031464" calcext:value-type="float">
            <text:p>0.97781919031464</text:p>
          </table:table-cell>
          <table:table-cell/>
          <table:table-cell table:formula="of:=SQRT([.B17]*[.B17]+[.C17]*[.C17]+[.D17]*[.D17])" office:value-type="float" office:value="0.00529197733716288" calcext:value-type="float">
            <text:p>0.005291977337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473038533986647" calcext:value-type="float">
            <text:p>-0.004730385339866</text:p>
          </table:table-cell>
          <table:table-cell office:value-type="float" office:value="0.0020522424341828" calcext:value-type="float">
            <text:p>0.002052242434183</text:p>
          </table:table-cell>
          <table:table-cell office:value-type="float" office:value="0.00131326738952992" calcext:value-type="float">
            <text:p>0.00131326738953</text:p>
          </table:table-cell>
          <table:table-cell office:value-type="float" office:value="-0.636028266376832" calcext:value-type="float">
            <text:p>-0.636028266376832</text:p>
          </table:table-cell>
          <table:table-cell office:value-type="float" office:value="-0.0165244238218005" calcext:value-type="float">
            <text:p>-0.016524423821801</text:p>
          </table:table-cell>
          <table:table-cell office:value-type="float" office:value="-0.517131934232172" calcext:value-type="float">
            <text:p>-0.517131934232172</text:p>
          </table:table-cell>
          <table:table-cell office:value-type="float" office:value="0.979074467347321" calcext:value-type="float">
            <text:p>0.979074467347321</text:p>
          </table:table-cell>
          <table:table-cell/>
          <table:table-cell table:formula="of:=SQRT([.B18]*[.B18]+[.C18]*[.C18]+[.D18]*[.D18])" office:value-type="float" office:value="0.00526879719229614" calcext:value-type="float">
            <text:p>0.005268797192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0496119318730257" calcext:value-type="float">
            <text:p>-0.004961193187303</text:p>
          </table:table-cell>
          <table:table-cell office:value-type="float" office:value="0.00222039968828392" calcext:value-type="float">
            <text:p>0.002220399688284</text:p>
          </table:table-cell>
          <table:table-cell office:value-type="float" office:value="0.00074176162877998" calcext:value-type="float">
            <text:p>0.00074176162878</text:p>
          </table:table-cell>
          <table:table-cell office:value-type="float" office:value="-0.636253483303458" calcext:value-type="float">
            <text:p>-0.636253483303458</text:p>
          </table:table-cell>
          <table:table-cell office:value-type="float" office:value="-0.0169200233704364" calcext:value-type="float">
            <text:p>-0.016920023370436</text:p>
          </table:table-cell>
          <table:table-cell office:value-type="float" office:value="-0.523438074022947" calcext:value-type="float">
            <text:p>-0.523438074022947</text:p>
          </table:table-cell>
          <table:table-cell office:value-type="float" office:value="0.98028540353934" calcext:value-type="float">
            <text:p>0.98028540353934</text:p>
          </table:table-cell>
          <table:table-cell/>
          <table:table-cell table:formula="of:=SQRT([.B19]*[.B19]+[.C19]*[.C19]+[.D19]*[.D19])" office:value-type="float" office:value="0.00532098822670065" calcext:value-type="float">
            <text:p>0.005320988226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514564864095135" calcext:value-type="float">
            <text:p>-0.005145648640951</text:p>
          </table:table-cell>
          <table:table-cell office:value-type="float" office:value="0.00240357538930887" calcext:value-type="float">
            <text:p>0.002403575389309</text:p>
          </table:table-cell>
          <table:table-cell office:value-type="float" office:value="0.000491403782568844" calcext:value-type="float">
            <text:p>0.000491403782569</text:p>
          </table:table-cell>
          <table:table-cell office:value-type="float" office:value="-0.636456160215815" calcext:value-type="float">
            <text:p>-0.636456160215815</text:p>
          </table:table-cell>
          <table:table-cell office:value-type="float" office:value="-0.0172906796653653" calcext:value-type="float">
            <text:p>-0.017290679665365</text:p>
          </table:table-cell>
          <table:table-cell office:value-type="float" office:value="-0.529594906088053" calcext:value-type="float">
            <text:p>-0.529594906088053</text:p>
          </table:table-cell>
          <table:table-cell office:value-type="float" office:value="0.98142549367103" calcext:value-type="float">
            <text:p>0.98142549367103</text:p>
          </table:table-cell>
          <table:table-cell/>
          <table:table-cell table:formula="of:=SQRT([.B20]*[.B20]+[.C20]*[.C20]+[.D20]*[.D20])" office:value-type="float" office:value="0.00548578371168597" calcext:value-type="float">
            <text:p>0.0054857837116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433252026948175" calcext:value-type="float">
            <text:p>-0.004332520269482</text:p>
          </table:table-cell>
          <table:table-cell office:value-type="float" office:value="0.00258931836802084" calcext:value-type="float">
            <text:p>0.002589318368021</text:p>
          </table:table-cell>
          <table:table-cell office:value-type="float" office:value="0.000723257158988966" calcext:value-type="float">
            <text:p>0.000723257158989</text:p>
          </table:table-cell>
          <table:table-cell office:value-type="float" office:value="-0.636166148064588" calcext:value-type="float">
            <text:p>-0.636166148064588</text:p>
          </table:table-cell>
          <table:table-cell office:value-type="float" office:value="-0.0175557661393069" calcext:value-type="float">
            <text:p>-0.017555766139307</text:p>
          </table:table-cell>
          <table:table-cell office:value-type="float" office:value="-0.535513784899469" calcext:value-type="float">
            <text:p>-0.535513784899469</text:p>
          </table:table-cell>
          <table:table-cell office:value-type="float" office:value="0.982449785541514" calcext:value-type="float">
            <text:p>0.982449785541514</text:p>
          </table:table-cell>
          <table:table-cell/>
          <table:table-cell table:formula="of:=SQRT([.B21]*[.B21]+[.C21]*[.C21]+[.D21]*[.D21])" office:value-type="float" office:value="0.00570055718905957" calcext:value-type="float">
            <text:p>0.005700557189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0501199426239377" calcext:value-type="float">
            <text:p>-0.005011994262394</text:p>
          </table:table-cell>
          <table:table-cell office:value-type="float" office:value="0.00285078620780593" calcext:value-type="float">
            <text:p>0.002850786207806</text:p>
          </table:table-cell>
          <table:table-cell office:value-type="float" office:value="0.0040940674307467" calcext:value-type="float">
            <text:p>0.004094067430747</text:p>
          </table:table-cell>
          <table:table-cell office:value-type="float" office:value="-0.636588412371363" calcext:value-type="float">
            <text:p>-0.636588412371363</text:p>
          </table:table-cell>
          <table:table-cell office:value-type="float" office:value="-0.0178008827128851" calcext:value-type="float">
            <text:p>-0.017800882712885</text:p>
          </table:table-cell>
          <table:table-cell office:value-type="float" office:value="-0.539911560446592" calcext:value-type="float">
            <text:p>-0.539911560446592</text:p>
          </table:table-cell>
          <table:table-cell office:value-type="float" office:value="0.983230612746348" calcext:value-type="float">
            <text:p>0.983230612746348</text:p>
          </table:table-cell>
          <table:table-cell/>
          <table:table-cell table:formula="of:=SQRT([.B22]*[.B22]+[.C22]*[.C22]+[.D22]*[.D22])" office:value-type="float" office:value="0.00509886285503632" calcext:value-type="float">
            <text:p>0.005098862855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0160233864069664" calcext:value-type="float">
            <text:p>-0.001602338640697</text:p>
          </table:table-cell>
          <table:table-cell office:value-type="float" office:value="0.00386459480413266" calcext:value-type="float">
            <text:p>0.003864594804133</text:p>
          </table:table-cell>
          <table:table-cell office:value-type="float" office:value="0.011176148628102" calcext:value-type="float">
            <text:p>0.011176148628102</text:p>
          </table:table-cell>
          <table:table-cell office:value-type="float" office:value="-0.635027071625521" calcext:value-type="float">
            <text:p>-0.635027071625521</text:p>
          </table:table-cell>
          <table:table-cell office:value-type="float" office:value="-0.0172059308965603" calcext:value-type="float">
            <text:p>-0.01720593089656</text:p>
          </table:table-cell>
          <table:table-cell office:value-type="float" office:value="-0.542475105918162" calcext:value-type="float">
            <text:p>-0.542475105918162</text:p>
          </table:table-cell>
          <table:table-cell office:value-type="float" office:value="0.983556126176911" calcext:value-type="float">
            <text:p>0.983556126176911</text:p>
          </table:table-cell>
          <table:table-cell/>
          <table:table-cell table:formula="of:=SQRT([.B23]*[.B23]+[.C23]*[.C23]+[.D23]*[.D23])" office:value-type="float" office:value="0.00707166575966268" calcext:value-type="float">
            <text:p>0.0070716657596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116515067833496" calcext:value-type="float">
            <text:p>-0.01165150678335</text:p>
          </table:table-cell>
          <table:table-cell office:value-type="float" office:value="0.00454434966480897" calcext:value-type="float">
            <text:p>0.004544349664809</text:p>
          </table:table-cell>
          <table:table-cell office:value-type="float" office:value="0.00615240618456625" calcext:value-type="float">
            <text:p>0.006152406184566</text:p>
          </table:table-cell>
          <table:table-cell office:value-type="float" office:value="-0.634027438344935" calcext:value-type="float">
            <text:p>-0.634027438344935</text:p>
          </table:table-cell>
          <table:table-cell office:value-type="float" office:value="-0.0168705879535904" calcext:value-type="float">
            <text:p>-0.01687058795359</text:p>
          </table:table-cell>
          <table:table-cell office:value-type="float" office:value="-0.544948414560281" calcext:value-type="float">
            <text:p>-0.544948414560281</text:p>
          </table:table-cell>
          <table:table-cell office:value-type="float" office:value="0.983908373235355" calcext:value-type="float">
            <text:p>0.983908373235355</text:p>
          </table:table-cell>
          <table:table-cell/>
          <table:table-cell table:formula="of:=SQRT([.B24]*[.B24]+[.C24]*[.C24]+[.D24]*[.D24])" office:value-type="float" office:value="0.011933519190793" calcext:value-type="float">
            <text:p>0.0119335191907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156351616203367" calcext:value-type="float">
            <text:p>-0.015635161620337</text:p>
          </table:table-cell>
          <table:table-cell office:value-type="float" office:value="0.00342542702834927" calcext:value-type="float">
            <text:p>0.003425427028349</text:p>
          </table:table-cell>
          <table:table-cell office:value-type="float" office:value="0.00238633556165513" calcext:value-type="float">
            <text:p>0.002386335561655</text:p>
          </table:table-cell>
          <table:table-cell office:value-type="float" office:value="-0.629885938817621" calcext:value-type="float">
            <text:p>-0.629885938817621</text:p>
          </table:table-cell>
          <table:table-cell office:value-type="float" office:value="-0.016895176936639" calcext:value-type="float">
            <text:p>-0.016895176936639</text:p>
          </table:table-cell>
          <table:table-cell office:value-type="float" office:value="-0.546691553356136" calcext:value-type="float">
            <text:p>-0.546691553356136</text:p>
          </table:table-cell>
          <table:table-cell office:value-type="float" office:value="0.983881532842724" calcext:value-type="float">
            <text:p>0.983881532842724</text:p>
          </table:table-cell>
          <table:table-cell/>
          <table:table-cell table:formula="of:=SQRT([.B25]*[.B25]+[.C25]*[.C25]+[.D25]*[.D25])" office:value-type="float" office:value="0.0139377482420361" calcext:value-type="float">
            <text:p>0.0139377482420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15001708205245" calcext:value-type="float">
            <text:p>-0.015001708205245</text:p>
          </table:table-cell>
          <table:table-cell office:value-type="float" office:value="0.00335215193114092" calcext:value-type="float">
            <text:p>0.003352151931141</text:p>
          </table:table-cell>
          <table:table-cell office:value-type="float" office:value="0.00143560704128604" calcext:value-type="float">
            <text:p>0.001435607041286</text:p>
          </table:table-cell>
          <table:table-cell office:value-type="float" office:value="-0.623534836479288" calcext:value-type="float">
            <text:p>-0.623534836479288</text:p>
          </table:table-cell>
          <table:table-cell office:value-type="float" office:value="-0.0159360191471767" calcext:value-type="float">
            <text:p>-0.015936019147177</text:p>
          </table:table-cell>
          <table:table-cell office:value-type="float" office:value="-0.547045897042523" calcext:value-type="float">
            <text:p>-0.547045897042523</text:p>
          </table:table-cell>
          <table:table-cell office:value-type="float" office:value="0.98343825134942" calcext:value-type="float">
            <text:p>0.98343825134942</text:p>
          </table:table-cell>
          <table:table-cell/>
          <table:table-cell table:formula="of:=SQRT([.B26]*[.B26]+[.C26]*[.C26]+[.D26]*[.D26])" office:value-type="float" office:value="0.016182905382947" calcext:value-type="float">
            <text:p>0.0161829053829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150274891340708" calcext:value-type="float">
            <text:p>-0.015027489134071</text:p>
          </table:table-cell>
          <table:table-cell office:value-type="float" office:value="0.00320796476939743" calcext:value-type="float">
            <text:p>0.003207964769397</text:p>
          </table:table-cell>
          <table:table-cell office:value-type="float" office:value="0.0000574443824009618" calcext:value-type="float">
            <text:p>5.74443824009618E-05</text:p>
          </table:table-cell>
          <table:table-cell office:value-type="float" office:value="-0.617508996393678" calcext:value-type="float">
            <text:p>-0.617508996393678</text:p>
          </table:table-cell>
          <table:table-cell office:value-type="float" office:value="-0.0150887463638571" calcext:value-type="float">
            <text:p>-0.015088746363857</text:p>
          </table:table-cell>
          <table:table-cell office:value-type="float" office:value="-0.547617384002555" calcext:value-type="float">
            <text:p>-0.547617384002555</text:p>
          </table:table-cell>
          <table:table-cell office:value-type="float" office:value="0.983014937023671" calcext:value-type="float">
            <text:p>0.983014937023671</text:p>
          </table:table-cell>
          <table:table-cell/>
          <table:table-cell table:formula="of:=SQRT([.B27]*[.B27]+[.C27]*[.C27]+[.D27]*[.D27])" office:value-type="float" office:value="0.0154385601408213" calcext:value-type="float">
            <text:p>0.0154385601408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48989512121018" calcext:value-type="float">
            <text:p>-0.014898951212102</text:p>
          </table:table-cell>
          <table:table-cell office:value-type="float" office:value="0.00320406874270508" calcext:value-type="float">
            <text:p>0.003204068742705</text:p>
          </table:table-cell>
          <table:table-cell office:value-type="float" office:value="-0.0015727051048825" calcext:value-type="float">
            <text:p>-0.001572705104883</text:p>
          </table:table-cell>
          <table:table-cell office:value-type="float" office:value="-0.611422437509772" calcext:value-type="float">
            <text:p>-0.611422437509772</text:p>
          </table:table-cell>
          <table:table-cell office:value-type="float" office:value="-0.0141798995956495" calcext:value-type="float">
            <text:p>-0.01417989959565</text:p>
          </table:table-cell>
          <table:table-cell office:value-type="float" office:value="-0.548321917675863" calcext:value-type="float">
            <text:p>-0.548321917675863</text:p>
          </table:table-cell>
          <table:table-cell office:value-type="float" office:value="0.982569403854854" calcext:value-type="float">
            <text:p>0.982569403854854</text:p>
          </table:table-cell>
          <table:table-cell/>
          <table:table-cell table:formula="of:=SQRT([.B28]*[.B28]+[.C28]*[.C28]+[.D28]*[.D28])" office:value-type="float" office:value="0.0153661891011851" calcext:value-type="float">
            <text:p>0.015366189101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147454316478867" calcext:value-type="float">
            <text:p>-0.014745431647887</text:p>
          </table:table-cell>
          <table:table-cell office:value-type="float" office:value="0.00321966951785591" calcext:value-type="float">
            <text:p>0.003219669517856</text:p>
          </table:table-cell>
          <table:table-cell office:value-type="float" office:value="-0.00374959771781996" calcext:value-type="float">
            <text:p>-0.00374959771782</text:p>
          </table:table-cell>
          <table:table-cell office:value-type="float" office:value="-0.605330947794793" calcext:value-type="float">
            <text:p>-0.605330947794793</text:p>
          </table:table-cell>
          <table:table-cell office:value-type="float" office:value="-0.0132966594897443" calcext:value-type="float">
            <text:p>-0.013296659489744</text:p>
          </table:table-cell>
          <table:table-cell office:value-type="float" office:value="-0.549300989440703" calcext:value-type="float">
            <text:p>-0.549300989440703</text:p>
          </table:table-cell>
          <table:table-cell office:value-type="float" office:value="0.98212760454432" calcext:value-type="float">
            <text:p>0.98212760454432</text:p>
          </table:table-cell>
          <table:table-cell/>
          <table:table-cell table:formula="of:=SQRT([.B29]*[.B29]+[.C29]*[.C29]+[.D29]*[.D29])" office:value-type="float" office:value="0.0153205158227617" calcext:value-type="float">
            <text:p>0.0153205158227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145921958354096" calcext:value-type="float">
            <text:p>-0.01459219583541</text:p>
          </table:table-cell>
          <table:table-cell office:value-type="float" office:value="0.00322826082616649" calcext:value-type="float">
            <text:p>0.003228260826166</text:p>
          </table:table-cell>
          <table:table-cell office:value-type="float" office:value="-0.0065008425416076" calcext:value-type="float">
            <text:p>-0.006500842541608</text:p>
          </table:table-cell>
          <table:table-cell office:value-type="float" office:value="-0.599244502673229" calcext:value-type="float">
            <text:p>-0.599244502673229</text:p>
          </table:table-cell>
          <table:table-cell office:value-type="float" office:value="-0.0124605898581561" calcext:value-type="float">
            <text:p>-0.012460589858156</text:p>
          </table:table-cell>
          <table:table-cell office:value-type="float" office:value="-0.550566825708272" calcext:value-type="float">
            <text:p>-0.550566825708272</text:p>
          </table:table-cell>
          <table:table-cell office:value-type="float" office:value="0.981691580285352" calcext:value-type="float">
            <text:p>0.981691580285352</text:p>
          </table:table-cell>
          <table:table-cell/>
          <table:table-cell table:formula="of:=SQRT([.B30]*[.B30]+[.C30]*[.C30]+[.D30]*[.D30])" office:value-type="float" office:value="0.0155516400849618" calcext:value-type="float">
            <text:p>0.015551640084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14427033421292" calcext:value-type="float">
            <text:p>-0.014427033421292</text:p>
          </table:table-cell>
          <table:table-cell office:value-type="float" office:value="0.00324707539010379" calcext:value-type="float">
            <text:p>0.003247075390104</text:p>
          </table:table-cell>
          <table:table-cell office:value-type="float" office:value="-0.00977587761151239" calcext:value-type="float">
            <text:p>-0.009775877611512</text:p>
          </table:table-cell>
          <table:table-cell office:value-type="float" office:value="-0.593157616796183" calcext:value-type="float">
            <text:p>-0.593157616796183</text:p>
          </table:table-cell>
          <table:table-cell office:value-type="float" office:value="-0.0116646596227589" calcext:value-type="float">
            <text:p>-0.011664659622759</text:p>
          </table:table-cell>
          <table:table-cell office:value-type="float" office:value="-0.552094888572548" calcext:value-type="float">
            <text:p>-0.552094888572548</text:p>
          </table:table-cell>
          <table:table-cell office:value-type="float" office:value="0.981256073922816" calcext:value-type="float">
            <text:p>0.981256073922816</text:p>
          </table:table-cell>
          <table:table-cell/>
          <table:table-cell table:formula="of:=SQRT([.B31]*[.B31]+[.C31]*[.C31]+[.D31]*[.D31])" office:value-type="float" office:value="0.0162976931193185" calcext:value-type="float">
            <text:p>0.0162976931193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139900300830789" calcext:value-type="float">
            <text:p>-0.013990030083079</text:p>
          </table:table-cell>
          <table:table-cell office:value-type="float" office:value="0.00328139772464298" calcext:value-type="float">
            <text:p>0.003281397724643</text:p>
          </table:table-cell>
          <table:table-cell office:value-type="float" office:value="-0.0130580903810226" calcext:value-type="float">
            <text:p>-0.013058090381023</text:p>
          </table:table-cell>
          <table:table-cell office:value-type="float" office:value="-0.586940022202352" calcext:value-type="float">
            <text:p>-0.586940022202352</text:p>
          </table:table-cell>
          <table:table-cell office:value-type="float" office:value="-0.0108601539664607" calcext:value-type="float">
            <text:p>-0.010860153966461</text:p>
          </table:table-cell>
          <table:table-cell office:value-type="float" office:value="-0.55363030069749" calcext:value-type="float">
            <text:p>-0.55363030069749</text:p>
          </table:table-cell>
          <table:table-cell office:value-type="float" office:value="0.980764723419828" calcext:value-type="float">
            <text:p>0.980764723419828</text:p>
          </table:table-cell>
          <table:table-cell/>
          <table:table-cell table:formula="of:=SQRT([.B32]*[.B32]+[.C32]*[.C32]+[.D32]*[.D32])" office:value-type="float" office:value="0.0177271141194319" calcext:value-type="float">
            <text:p>0.0177271141194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128270245723861" calcext:value-type="float">
            <text:p>-0.012827024572386</text:p>
          </table:table-cell>
          <table:table-cell office:value-type="float" office:value="0.00310704919179547" calcext:value-type="float">
            <text:p>0.003107049191795</text:p>
          </table:table-cell>
          <table:table-cell office:value-type="float" office:value="-0.0124131681040472" calcext:value-type="float">
            <text:p>-0.012413168104047</text:p>
          </table:table-cell>
          <table:table-cell office:value-type="float" office:value="-0.58033367700565" calcext:value-type="float">
            <text:p>-0.58033367700565</text:p>
          </table:table-cell>
          <table:table-cell office:value-type="float" office:value="-0.00987392690865017" calcext:value-type="float">
            <text:p>-0.00987392690865</text:p>
          </table:table-cell>
          <table:table-cell office:value-type="float" office:value="-0.553229947892438" calcext:value-type="float">
            <text:p>-0.553229947892438</text:p>
          </table:table-cell>
          <table:table-cell office:value-type="float" office:value="0.979880178211643" calcext:value-type="float">
            <text:p>0.979880178211643</text:p>
          </table:table-cell>
          <table:table-cell/>
          <table:table-cell table:formula="of:=SQRT([.B33]*[.B33]+[.C33]*[.C33]+[.D33]*[.D33])" office:value-type="float" office:value="0.0194165454484494" calcext:value-type="float">
            <text:p>0.0194165454484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68525281081078" calcext:value-type="float">
            <text:p>0.000168525281081</text:p>
          </table:table-cell>
          <table:table-cell office:value-type="float" office:value="0.00298875169322359" calcext:value-type="float">
            <text:p>0.002988751693224</text:p>
          </table:table-cell>
          <table:table-cell office:value-type="float" office:value="-0.000422578382647199" calcext:value-type="float">
            <text:p>-0.000422578382647</text:p>
          </table:table-cell>
          <table:table-cell office:value-type="float" office:value="-0.573951997199264" calcext:value-type="float">
            <text:p>-0.573951997199264</text:p>
          </table:table-cell>
          <table:table-cell office:value-type="float" office:value="-0.00895381397272696" calcext:value-type="float">
            <text:p>-0.008953813972727</text:p>
          </table:table-cell>
          <table:table-cell office:value-type="float" office:value="-0.553302026085077" calcext:value-type="float">
            <text:p>-0.553302026085077</text:p>
          </table:table-cell>
          <table:table-cell office:value-type="float" office:value="0.979038927279382" calcext:value-type="float">
            <text:p>0.979038927279382</text:p>
          </table:table-cell>
          <table:table-cell/>
          <table:table-cell table:formula="of:=SQRT([.B34]*[.B34]+[.C34]*[.C34]+[.D34]*[.D34])" office:value-type="float" office:value="0.0181183072178437" calcext:value-type="float">
            <text:p>0.018118307217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293078796622886" calcext:value-type="float">
            <text:p>-0.002930787966229</text:p>
          </table:table-cell>
          <table:table-cell office:value-type="float" office:value="0.00322186498307627" calcext:value-type="float">
            <text:p>0.003221864983076</text:p>
          </table:table-cell>
          <table:table-cell office:value-type="float" office:value="0.00460177555342778" calcext:value-type="float">
            <text:p>0.004601775553428</text:p>
          </table:table-cell>
          <table:table-cell office:value-type="float" office:value="-0.575516106499313" calcext:value-type="float">
            <text:p>-0.575516106499313</text:p>
          </table:table-cell>
          <table:table-cell office:value-type="float" office:value="-0.0095556090080946" calcext:value-type="float">
            <text:p>-0.009555609008095</text:p>
          </table:table-cell>
          <table:table-cell office:value-type="float" office:value="-0.556883812638852" calcext:value-type="float">
            <text:p>-0.556883812638852</text:p>
          </table:table-cell>
          <table:table-cell office:value-type="float" office:value="0.979791961731866" calcext:value-type="float">
            <text:p>0.979791961731866</text:p>
          </table:table-cell>
          <table:table-cell/>
          <table:table-cell table:formula="of:=SQRT([.B35]*[.B35]+[.C35]*[.C35]+[.D35]*[.D35])" office:value-type="float" office:value="0.00302317878128156" calcext:value-type="float">
            <text:p>0.0030231787812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0255240709545029" calcext:value-type="float">
            <text:p>-0.00255240709545</text:p>
          </table:table-cell>
          <table:table-cell office:value-type="float" office:value="0.00366066493687542" calcext:value-type="float">
            <text:p>0.003660664936875</text:p>
          </table:table-cell>
          <table:table-cell office:value-type="float" office:value="0.004439524558076" calcext:value-type="float">
            <text:p>0.004439524558076</text:p>
          </table:table-cell>
          <table:table-cell office:value-type="float" office:value="-0.575416281703754" calcext:value-type="float">
            <text:p>-0.575416281703754</text:p>
          </table:table-cell>
          <table:table-cell office:value-type="float" office:value="-0.0101315380357122" calcext:value-type="float">
            <text:p>-0.010131538035712</text:p>
          </table:table-cell>
          <table:table-cell office:value-type="float" office:value="-0.563009684205361" calcext:value-type="float">
            <text:p>-0.563009684205361</text:p>
          </table:table-cell>
          <table:table-cell office:value-type="float" office:value="0.980685979241419" calcext:value-type="float">
            <text:p>0.980685979241419</text:p>
          </table:table-cell>
          <table:table-cell/>
          <table:table-cell table:formula="of:=SQRT([.B36]*[.B36]+[.C36]*[.C36]+[.D36]*[.D36])" office:value-type="float" office:value="0.00633610845206192" calcext:value-type="float">
            <text:p>0.006336108452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0270739710542378" calcext:value-type="float">
            <text:p>-0.002707397105424</text:p>
          </table:table-cell>
          <table:table-cell office:value-type="float" office:value="0.00411051471241869" calcext:value-type="float">
            <text:p>0.004110514712419</text:p>
          </table:table-cell>
          <table:table-cell office:value-type="float" office:value="0.00501206209240529" calcext:value-type="float">
            <text:p>0.005012062092405</text:p>
          </table:table-cell>
          <table:table-cell office:value-type="float" office:value="-0.575576063348204" calcext:value-type="float">
            <text:p>-0.575576063348204</text:p>
          </table:table-cell>
          <table:table-cell office:value-type="float" office:value="-0.0106921702185194" calcext:value-type="float">
            <text:p>-0.010692170218519</text:p>
          </table:table-cell>
          <table:table-cell office:value-type="float" office:value="-0.568785078677097" calcext:value-type="float">
            <text:p>-0.568785078677097</text:p>
          </table:table-cell>
          <table:table-cell office:value-type="float" office:value="0.981526570666345" calcext:value-type="float">
            <text:p>0.981526570666345</text:p>
          </table:table-cell>
          <table:table-cell/>
          <table:table-cell table:formula="of:=SQRT([.B37]*[.B37]+[.C37]*[.C37]+[.D37]*[.D37])" office:value-type="float" office:value="0.00629480961290602" calcext:value-type="float">
            <text:p>0.0062948096129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0275746858883846" calcext:value-type="float">
            <text:p>-0.002757468588838</text:p>
          </table:table-cell>
          <table:table-cell office:value-type="float" office:value="0.00464322344665716" calcext:value-type="float">
            <text:p>0.004643223446657</text:p>
          </table:table-cell>
          <table:table-cell office:value-type="float" office:value="0.0060455108969269" calcext:value-type="float">
            <text:p>0.006045510896927</text:p>
          </table:table-cell>
          <table:table-cell office:value-type="float" office:value="-0.575688661076869" calcext:value-type="float">
            <text:p>-0.575688661076869</text:p>
          </table:table-cell>
          <table:table-cell office:value-type="float" office:value="-0.011173419536259" calcext:value-type="float">
            <text:p>-0.011173419536259</text:p>
          </table:table-cell>
          <table:table-cell office:value-type="float" office:value="-0.574343940596865" calcext:value-type="float">
            <text:p>-0.574343940596865</text:p>
          </table:table-cell>
          <table:table-cell office:value-type="float" office:value="0.982296868927633" calcext:value-type="float">
            <text:p>0.982296868927633</text:p>
          </table:table-cell>
          <table:table-cell/>
          <table:table-cell table:formula="of:=SQRT([.B38]*[.B38]+[.C38]*[.C38]+[.D38]*[.D38])" office:value-type="float" office:value="0.00702474887135431" calcext:value-type="float">
            <text:p>0.0070247488713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0279645794594907" calcext:value-type="float">
            <text:p>-0.002796457945949</text:p>
          </table:table-cell>
          <table:table-cell office:value-type="float" office:value="0.00511458771062389" calcext:value-type="float">
            <text:p>0.005114587710624</text:p>
          </table:table-cell>
          <table:table-cell office:value-type="float" office:value="0.00751632838346938" calcext:value-type="float">
            <text:p>0.007516328383469</text:p>
          </table:table-cell>
          <table:table-cell office:value-type="float" office:value="-0.575790902615356" calcext:value-type="float">
            <text:p>-0.575790902615356</text:p>
          </table:table-cell>
          <table:table-cell office:value-type="float" office:value="-0.0116547107257596" calcext:value-type="float">
            <text:p>-0.01165471072576</text:p>
          </table:table-cell>
          <table:table-cell office:value-type="float" office:value="-0.57968822364422" calcext:value-type="float">
            <text:p>-0.57968822364422</text:p>
          </table:table-cell>
          <table:table-cell office:value-type="float" office:value="0.98300449465792" calcext:value-type="float">
            <text:p>0.98300449465792</text:p>
          </table:table-cell>
          <table:table-cell/>
          <table:table-cell table:formula="of:=SQRT([.B39]*[.B39]+[.C39]*[.C39]+[.D39]*[.D39])" office:value-type="float" office:value="0.00810625431373082" calcext:value-type="float">
            <text:p>0.0081062543137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30482958423505" calcext:value-type="float">
            <text:p>-0.003048295842351</text:p>
          </table:table-cell>
          <table:table-cell office:value-type="float" office:value="0.0053645941845414" calcext:value-type="float">
            <text:p>0.005364594184541</text:p>
          </table:table-cell>
          <table:table-cell office:value-type="float" office:value="0.011328333089294" calcext:value-type="float">
            <text:p>0.011328333089294</text:p>
          </table:table-cell>
          <table:table-cell office:value-type="float" office:value="-0.575972587674063" calcext:value-type="float">
            <text:p>-0.575972587674063</text:p>
          </table:table-cell>
          <table:table-cell office:value-type="float" office:value="-0.0121040102739487" calcext:value-type="float">
            <text:p>-0.012104010273949</text:p>
          </table:table-cell>
          <table:table-cell office:value-type="float" office:value="-0.583871956799403" calcext:value-type="float">
            <text:p>-0.583871956799403</text:p>
          </table:table-cell>
          <table:table-cell office:value-type="float" office:value="0.983546909615668" calcext:value-type="float">
            <text:p>0.983546909615668</text:p>
          </table:table-cell>
          <table:table-cell/>
          <table:table-cell table:formula="of:=SQRT([.B40]*[.B40]+[.C40]*[.C40]+[.D40]*[.D40])" office:value-type="float" office:value="0.00951180197761045" calcext:value-type="float">
            <text:p>0.009511801977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265314347537543" calcext:value-type="float">
            <text:p>-0.002653143475375</text:p>
          </table:table-cell>
          <table:table-cell office:value-type="float" office:value="0.00531105712528746" calcext:value-type="float">
            <text:p>0.005311057125287</text:p>
          </table:table-cell>
          <table:table-cell office:value-type="float" office:value="0.0121225929857966" calcext:value-type="float">
            <text:p>0.012122592985797</text:p>
          </table:table-cell>
          <table:table-cell office:value-type="float" office:value="-0.575840199327076" calcext:value-type="float">
            <text:p>-0.575840199327076</text:p>
          </table:table-cell>
          <table:table-cell office:value-type="float" office:value="-0.0128615231658846" calcext:value-type="float">
            <text:p>-0.012861523165885</text:p>
          </table:table-cell>
          <table:table-cell office:value-type="float" office:value="-0.589519203219269" calcext:value-type="float">
            <text:p>-0.589519203219269</text:p>
          </table:table-cell>
          <table:table-cell office:value-type="float" office:value="0.984198909309894" calcext:value-type="float">
            <text:p>0.984198909309894</text:p>
          </table:table-cell>
          <table:table-cell/>
          <table:table-cell table:formula="of:=SQRT([.B41]*[.B41]+[.C41]*[.C41]+[.D41]*[.D41])" office:value-type="float" office:value="0.0128996941393701" calcext:value-type="float">
            <text:p>0.01289969413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0200610294919301" calcext:value-type="float">
            <text:p>-0.002006102949193</text:p>
          </table:table-cell>
          <table:table-cell office:value-type="float" office:value="0.00485760197417823" calcext:value-type="float">
            <text:p>0.004857601974178</text:p>
          </table:table-cell>
          <table:table-cell office:value-type="float" office:value="0.0103382174029118" calcext:value-type="float">
            <text:p>0.010338217402912</text:p>
          </table:table-cell>
          <table:table-cell office:value-type="float" office:value="-0.575586065469573" calcext:value-type="float">
            <text:p>-0.575586065469573</text:p>
          </table:table-cell>
          <table:table-cell office:value-type="float" office:value="-0.0139741659228436" calcext:value-type="float">
            <text:p>-0.013974165922844</text:p>
          </table:table-cell>
          <table:table-cell office:value-type="float" office:value="-0.596411590728976" calcext:value-type="float">
            <text:p>-0.596411590728976</text:p>
          </table:table-cell>
          <table:table-cell office:value-type="float" office:value="0.984934283738627" calcext:value-type="float">
            <text:p>0.984934283738627</text:p>
          </table:table-cell>
          <table:table-cell/>
          <table:table-cell table:formula="of:=SQRT([.B42]*[.B42]+[.C42]*[.C42]+[.D42]*[.D42])" office:value-type="float" office:value="0.0134982872538807" calcext:value-type="float">
            <text:p>0.0134982872538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186385660774058" calcext:value-type="float">
            <text:p>-0.001863856607741</text:p>
          </table:table-cell>
          <table:table-cell office:value-type="float" office:value="0.00428508241582615" calcext:value-type="float">
            <text:p>0.004285082415826</text:p>
          </table:table-cell>
          <table:table-cell office:value-type="float" office:value="0.0104036985139961" calcext:value-type="float">
            <text:p>0.010403698513996</text:p>
          </table:table-cell>
          <table:table-cell office:value-type="float" office:value="-0.57557196394862" calcext:value-type="float">
            <text:p>-0.57557196394862</text:p>
          </table:table-cell>
          <table:table-cell office:value-type="float" office:value="-0.0150548219387895" calcext:value-type="float">
            <text:p>-0.01505482193879</text:p>
          </table:table-cell>
          <table:table-cell office:value-type="float" office:value="-0.60239047351941" calcext:value-type="float">
            <text:p>-0.60239047351941</text:p>
          </table:table-cell>
          <table:table-cell office:value-type="float" office:value="0.985552436324677" calcext:value-type="float">
            <text:p>0.985552436324677</text:p>
          </table:table-cell>
          <table:table-cell/>
          <table:table-cell table:formula="of:=SQRT([.B43]*[.B43]+[.C43]*[.C43]+[.D43]*[.D43])" office:value-type="float" office:value="0.0115973913037445" calcext:value-type="float">
            <text:p>0.0115973913037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139817241373625" calcext:value-type="float">
            <text:p>-0.013981724137363</text:p>
          </table:table-cell>
          <table:table-cell office:value-type="float" office:value="0.00432683362676865" calcext:value-type="float">
            <text:p>0.004326833626769</text:p>
          </table:table-cell>
          <table:table-cell office:value-type="float" office:value="-0.00260907287823148" calcext:value-type="float">
            <text:p>-0.002609072878231</text:p>
          </table:table-cell>
          <table:table-cell office:value-type="float" office:value="-0.575587586682688" calcext:value-type="float">
            <text:p>-0.575587586682688</text:p>
          </table:table-cell>
          <table:table-cell office:value-type="float" office:value="-0.0158491089431662" calcext:value-type="float">
            <text:p>-0.015849108943166</text:p>
          </table:table-cell>
          <table:table-cell office:value-type="float" office:value="-0.608820217892291" calcext:value-type="float">
            <text:p>-0.608820217892291</text:p>
          </table:table-cell>
          <table:table-cell office:value-type="float" office:value="0.986248137540146" calcext:value-type="float">
            <text:p>0.986248137540146</text:p>
          </table:table-cell>
          <table:table-cell/>
          <table:table-cell table:formula="of:=SQRT([.B44]*[.B44]+[.C44]*[.C44]+[.D44]*[.D44])" office:value-type="float" office:value="0.0114049478532243" calcext:value-type="float">
            <text:p>0.0114049478532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118540621952319" calcext:value-type="float">
            <text:p>-0.011854062195232</text:p>
          </table:table-cell>
          <table:table-cell office:value-type="float" office:value="0.00390182885966388" calcext:value-type="float">
            <text:p>0.003901828859664</text:p>
          </table:table-cell>
          <table:table-cell office:value-type="float" office:value="-0.00316749801321645" calcext:value-type="float">
            <text:p>-0.003167498013216</text:p>
          </table:table-cell>
          <table:table-cell office:value-type="float" office:value="-0.568459969035156" calcext:value-type="float">
            <text:p>-0.568459969035156</text:p>
          </table:table-cell>
          <table:table-cell office:value-type="float" office:value="-0.0153748109514368" calcext:value-type="float">
            <text:p>-0.015374810951437</text:p>
          </table:table-cell>
          <table:table-cell office:value-type="float" office:value="-0.608966294179737" calcext:value-type="float">
            <text:p>-0.608966294179737</text:p>
          </table:table-cell>
          <table:table-cell office:value-type="float" office:value="0.985315352712363" calcext:value-type="float">
            <text:p>0.985315352712363</text:p>
          </table:table-cell>
          <table:table-cell/>
          <table:table-cell table:formula="of:=SQRT([.B45]*[.B45]+[.C45]*[.C45]+[.D45]*[.D45])" office:value-type="float" office:value="0.0148666526283143" calcext:value-type="float">
            <text:p>0.0148666526283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101940814488118" calcext:value-type="float">
            <text:p>-0.010194081448812</text:p>
          </table:table-cell>
          <table:table-cell office:value-type="float" office:value="0.00414588738773024" calcext:value-type="float">
            <text:p>0.00414588738773</text:p>
          </table:table-cell>
          <table:table-cell office:value-type="float" office:value="0.00550355947738582" calcext:value-type="float">
            <text:p>0.005503559477386</text:p>
          </table:table-cell>
          <table:table-cell office:value-type="float" office:value="-0.56153824319439" calcext:value-type="float">
            <text:p>-0.56153824319439</text:p>
          </table:table-cell>
          <table:table-cell office:value-type="float" office:value="-0.0139324471853252" calcext:value-type="float">
            <text:p>-0.013932447185325</text:p>
          </table:table-cell>
          <table:table-cell office:value-type="float" office:value="-0.604617778348258" calcext:value-type="float">
            <text:p>-0.604617778348258</text:p>
          </table:table-cell>
          <table:table-cell office:value-type="float" office:value="0.983905680622776" calcext:value-type="float">
            <text:p>0.983905680622776</text:p>
          </table:table-cell>
          <table:table-cell/>
          <table:table-cell table:formula="of:=SQRT([.B46]*[.B46]+[.C46]*[.C46]+[.D46]*[.D46])" office:value-type="float" office:value="0.0128754068922991" calcext:value-type="float">
            <text:p>0.0128754068922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41256269949569" calcext:value-type="float">
            <text:p>0.002412562699496</text:p>
          </table:table-cell>
          <table:table-cell office:value-type="float" office:value="0.00401254281465519" calcext:value-type="float">
            <text:p>0.004012542814655</text:p>
          </table:table-cell>
          <table:table-cell office:value-type="float" office:value="0.0180185965014977" calcext:value-type="float">
            <text:p>0.018018596501498</text:p>
          </table:table-cell>
          <table:table-cell office:value-type="float" office:value="-0.555323811605602" calcext:value-type="float">
            <text:p>-0.555323811605602</text:p>
          </table:table-cell>
          <table:table-cell office:value-type="float" office:value="-0.0133484165092481" calcext:value-type="float">
            <text:p>-0.013348416509248</text:p>
          </table:table-cell>
          <table:table-cell office:value-type="float" office:value="-0.60440253921475" calcext:value-type="float">
            <text:p>-0.60440253921475</text:p>
          </table:table-cell>
          <table:table-cell office:value-type="float" office:value="0.982921397304016" calcext:value-type="float">
            <text:p>0.982921397304016</text:p>
          </table:table-cell>
          <table:table-cell/>
          <table:table-cell table:formula="of:=SQRT([.B47]*[.B47]+[.C47]*[.C47]+[.D47]*[.D47])" office:value-type="float" office:value="0.0123043425561008" calcext:value-type="float">
            <text:p>0.012304342556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00885538282809961" calcext:value-type="float">
            <text:p>-0.00088553828281</text:p>
          </table:table-cell>
          <table:table-cell office:value-type="float" office:value="0.00454154727428376" calcext:value-type="float">
            <text:p>0.004541547274284</text:p>
          </table:table-cell>
          <table:table-cell office:value-type="float" office:value="0.00604789579482867" calcext:value-type="float">
            <text:p>0.006047895794829</text:p>
          </table:table-cell>
          <table:table-cell office:value-type="float" office:value="-0.557142276692837" calcext:value-type="float">
            <text:p>-0.557142276692837</text:p>
          </table:table-cell>
          <table:table-cell office:value-type="float" office:value="-0.0150807827257709" calcext:value-type="float">
            <text:p>-0.015080782725771</text:p>
          </table:table-cell>
          <table:table-cell office:value-type="float" office:value="-0.616384842892091" calcext:value-type="float">
            <text:p>-0.616384842892091</text:p>
          </table:table-cell>
          <table:table-cell office:value-type="float" office:value="0.984335000461822" calcext:value-type="float">
            <text:p>0.984335000461822</text:p>
          </table:table-cell>
          <table:table-cell/>
          <table:table-cell table:formula="of:=SQRT([.B48]*[.B48]+[.C48]*[.C48]+[.D48]*[.D48])" office:value-type="float" office:value="0.018616948689359" calcext:value-type="float">
            <text:p>0.0186169486893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0154337923791675" calcext:value-type="float">
            <text:p>-0.001543379237917</text:p>
          </table:table-cell>
          <table:table-cell office:value-type="float" office:value="0.00369678158980115" calcext:value-type="float">
            <text:p>0.003696781589801</text:p>
          </table:table-cell>
          <table:table-cell office:value-type="float" office:value="0.00332882346035468" calcext:value-type="float">
            <text:p>0.003328823460355</text:p>
          </table:table-cell>
          <table:table-cell office:value-type="float" office:value="-0.557551408285986" calcext:value-type="float">
            <text:p>-0.557551408285986</text:p>
          </table:table-cell>
          <table:table-cell office:value-type="float" office:value="-0.0166487658320256" calcext:value-type="float">
            <text:p>-0.016648765832026</text:p>
          </table:table-cell>
          <table:table-cell office:value-type="float" office:value="-0.623706702434855" calcext:value-type="float">
            <text:p>-0.623706702434855</text:p>
          </table:table-cell>
          <table:table-cell office:value-type="float" office:value="0.985005783062799" calcext:value-type="float">
            <text:p>0.985005783062799</text:p>
          </table:table-cell>
          <table:table-cell/>
          <table:table-cell table:formula="of:=SQRT([.B49]*[.B49]+[.C49]*[.C49]+[.D49]*[.D49])" office:value-type="float" office:value="0.00761491124307976" calcext:value-type="float">
            <text:p>0.007614911243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22576417434515" calcext:value-type="float">
            <text:p>-0.002257641743452</text:p>
          </table:table-cell>
          <table:table-cell office:value-type="float" office:value="0.00322760894773479" calcext:value-type="float">
            <text:p>0.003227608947735</text:p>
          </table:table-cell>
          <table:table-cell office:value-type="float" office:value="0.0123021525094019" calcext:value-type="float">
            <text:p>0.012302152509402</text:p>
          </table:table-cell>
          <table:table-cell office:value-type="float" office:value="-0.557914194095155" calcext:value-type="float">
            <text:p>-0.557914194095155</text:p>
          </table:table-cell>
          <table:table-cell office:value-type="float" office:value="-0.0171530952236989" calcext:value-type="float">
            <text:p>-0.017153095223699</text:p>
          </table:table-cell>
          <table:table-cell office:value-type="float" office:value="-0.625297814839585" calcext:value-type="float">
            <text:p>-0.625297814839585</text:p>
          </table:table-cell>
          <table:table-cell office:value-type="float" office:value="0.985174565169093" calcext:value-type="float">
            <text:p>0.985174565169093</text:p>
          </table:table-cell>
          <table:table-cell/>
          <table:table-cell table:formula="of:=SQRT([.B50]*[.B50]+[.C50]*[.C50]+[.D50]*[.D50])" office:value-type="float" office:value="0.00520857746653853" calcext:value-type="float">
            <text:p>0.0052085774665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0110273848550579" calcext:value-type="float">
            <text:p>-0.001102738485506</text:p>
          </table:table-cell>
          <table:table-cell office:value-type="float" office:value="0.00382782100934771" calcext:value-type="float">
            <text:p>0.003827821009348</text:p>
          </table:table-cell>
          <table:table-cell office:value-type="float" office:value="0.00602861282842379" calcext:value-type="float">
            <text:p>0.006028612828424</text:p>
          </table:table-cell>
          <table:table-cell office:value-type="float" office:value="-0.557531159604018" calcext:value-type="float">
            <text:p>-0.557531159604018</text:p>
          </table:table-cell>
          <table:table-cell office:value-type="float" office:value="-0.0181914715238284" calcext:value-type="float">
            <text:p>-0.018191471523828</text:p>
          </table:table-cell>
          <table:table-cell office:value-type="float" office:value="-0.634460490238385" calcext:value-type="float">
            <text:p>-0.634460490238385</text:p>
          </table:table-cell>
          <table:table-cell office:value-type="float" office:value="0.985806517671994" calcext:value-type="float">
            <text:p>0.985806517671994</text:p>
          </table:table-cell>
          <table:table-cell/>
          <table:table-cell table:formula="of:=SQRT([.B51]*[.B51]+[.C51]*[.C51]+[.D51]*[.D51])" office:value-type="float" office:value="0.0129173279793406" calcext:value-type="float">
            <text:p>0.0129173279793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0167442034311888" calcext:value-type="float">
            <text:p>-0.001674420343119</text:p>
          </table:table-cell>
          <table:table-cell office:value-type="float" office:value="0.00344787523014133" calcext:value-type="float">
            <text:p>0.003447875230141</text:p>
          </table:table-cell>
          <table:table-cell office:value-type="float" office:value="0.0050321849835544" calcext:value-type="float">
            <text:p>0.005032184983554</text:p>
          </table:table-cell>
          <table:table-cell office:value-type="float" office:value="-0.557929599443645" calcext:value-type="float">
            <text:p>-0.557929599443645</text:p>
          </table:table-cell>
          <table:table-cell office:value-type="float" office:value="-0.0193783595512989" calcext:value-type="float">
            <text:p>-0.019378359551299</text:p>
          </table:table-cell>
          <table:table-cell office:value-type="float" office:value="-0.640966356548915" calcext:value-type="float">
            <text:p>-0.640966356548915</text:p>
          </table:table-cell>
          <table:table-cell office:value-type="float" office:value="0.986295492578563" calcext:value-type="float">
            <text:p>0.986295492578563</text:p>
          </table:table-cell>
          <table:table-cell/>
          <table:table-cell table:formula="of:=SQRT([.B52]*[.B52]+[.C52]*[.C52]+[.D52]*[.D52])" office:value-type="float" office:value="0.00722581611183507" calcext:value-type="float">
            <text:p>0.0072258161118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0181856435679595" calcext:value-type="float">
            <text:p>-0.001818564356796</text:p>
          </table:table-cell>
          <table:table-cell office:value-type="float" office:value="0.0150411425928436" calcext:value-type="float">
            <text:p>0.015041142592844</text:p>
          </table:table-cell>
          <table:table-cell office:value-type="float" office:value="-0.00377464792180106" calcext:value-type="float">
            <text:p>-0.003774647921801</text:p>
          </table:table-cell>
          <table:table-cell office:value-type="float" office:value="-0.558013702459464" calcext:value-type="float">
            <text:p>-0.558013702459464</text:p>
          </table:table-cell>
          <table:table-cell office:value-type="float" office:value="-0.0203367352289437" calcext:value-type="float">
            <text:p>-0.020336735228944</text:p>
          </table:table-cell>
          <table:table-cell office:value-type="float" office:value="-0.64531843936254" calcext:value-type="float">
            <text:p>-0.64531843936254</text:p>
          </table:table-cell>
          <table:table-cell office:value-type="float" office:value="0.986646423180977" calcext:value-type="float">
            <text:p>0.986646423180977</text:p>
          </table:table-cell>
          <table:table-cell/>
          <table:table-cell table:formula="of:=SQRT([.B53]*[.B53]+[.C53]*[.C53]+[.D53]*[.D53])" office:value-type="float" office:value="0.00632569464934744" calcext:value-type="float">
            <text:p>0.0063256946493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0272419302870747" calcext:value-type="float">
            <text:p>-0.002724193028707</text:p>
          </table:table-cell>
          <table:table-cell office:value-type="float" office:value="0.0124544146314333" calcext:value-type="float">
            <text:p>0.012454414631433</text:p>
          </table:table-cell>
          <table:table-cell office:value-type="float" office:value="-0.00465529905244826" calcext:value-type="float">
            <text:p>-0.004655299052448</text:p>
          </table:table-cell>
          <table:table-cell office:value-type="float" office:value="-0.558053362123421" calcext:value-type="float">
            <text:p>-0.558053362123421</text:p>
          </table:table-cell>
          <table:table-cell office:value-type="float" office:value="-0.0277532553022761" calcext:value-type="float">
            <text:p>-0.027753255302276</text:p>
          </table:table-cell>
          <table:table-cell office:value-type="float" office:value="-0.64470912212346" calcext:value-type="float">
            <text:p>-0.64470912212346</text:p>
          </table:table-cell>
          <table:table-cell office:value-type="float" office:value="0.986463052520551" calcext:value-type="float">
            <text:p>0.986463052520551</text:p>
          </table:table-cell>
          <table:table-cell/>
          <table:table-cell table:formula="of:=SQRT([.B54]*[.B54]+[.C54]*[.C54]+[.D54]*[.D54])" office:value-type="float" office:value="0.015613811634307" calcext:value-type="float">
            <text:p>0.0156138116343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0278338853334631" calcext:value-type="float">
            <text:p>-0.002783388533346</text:p>
          </table:table-cell>
          <table:table-cell office:value-type="float" office:value="0.0116072308053769" calcext:value-type="float">
            <text:p>0.011607230805377</text:p>
          </table:table-cell>
          <table:table-cell office:value-type="float" office:value="0.00274150293780071" calcext:value-type="float">
            <text:p>0.002741502937801</text:p>
          </table:table-cell>
          <table:table-cell office:value-type="float" office:value="-0.557606272050421" calcext:value-type="float">
            <text:p>-0.557606272050421</text:p>
          </table:table-cell>
          <table:table-cell office:value-type="float" office:value="-0.0336773675374417" calcext:value-type="float">
            <text:p>-0.033677367537442</text:p>
          </table:table-cell>
          <table:table-cell office:value-type="float" office:value="-0.640126443427206" calcext:value-type="float">
            <text:p>-0.640126443427206</text:p>
          </table:table-cell>
          <table:table-cell office:value-type="float" office:value="0.985920222438007" calcext:value-type="float">
            <text:p>0.985920222438007</text:p>
          </table:table-cell>
          <table:table-cell/>
          <table:table-cell table:formula="of:=SQRT([.B55]*[.B55]+[.C55]*[.C55]+[.D55]*[.D55])" office:value-type="float" office:value="0.0135722319732992" calcext:value-type="float">
            <text:p>0.0135722319732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0234833867486806" calcext:value-type="float">
            <text:p>-0.002348338674868</text:p>
          </table:table-cell>
          <table:table-cell office:value-type="float" office:value="0.0113942941124438" calcext:value-type="float">
            <text:p>0.011394294112444</text:p>
          </table:table-cell>
          <table:table-cell office:value-type="float" office:value="0.00403582037714863" calcext:value-type="float">
            <text:p>0.004035820377149</text:p>
          </table:table-cell>
          <table:table-cell office:value-type="float" office:value="-0.557025368843744" calcext:value-type="float">
            <text:p>-0.557025368843744</text:p>
          </table:table-cell>
          <table:table-cell office:value-type="float" office:value="-0.039728909406071" calcext:value-type="float">
            <text:p>-0.039728909406071</text:p>
          </table:table-cell>
          <table:table-cell office:value-type="float" office:value="-0.638581132361722" calcext:value-type="float">
            <text:p>-0.638581132361722</text:p>
          </table:table-cell>
          <table:table-cell office:value-type="float" office:value="0.985500719505141" calcext:value-type="float">
            <text:p>0.985500719505141</text:p>
          </table:table-cell>
          <table:table-cell/>
          <table:table-cell table:formula="of:=SQRT([.B56]*[.B56]+[.C56]*[.C56]+[.D56]*[.D56])" office:value-type="float" office:value="0.0122470770820969" calcext:value-type="float">
            <text:p>0.0122470770820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0235596002077987" calcext:value-type="float">
            <text:p>-0.00235596002078</text:p>
          </table:table-cell>
          <table:table-cell office:value-type="float" office:value="-0.000959506397409368" calcext:value-type="float">
            <text:p>-0.000959506397409</text:p>
          </table:table-cell>
          <table:table-cell office:value-type="float" office:value="0.0164251965817671" calcext:value-type="float">
            <text:p>0.016425196581767</text:p>
          </table:table-cell>
          <table:table-cell office:value-type="float" office:value="-0.55675809305554" calcext:value-type="float">
            <text:p>-0.55675809305554</text:p>
          </table:table-cell>
          <table:table-cell office:value-type="float" office:value="-0.0458104040472632" calcext:value-type="float">
            <text:p>-0.045810404047263</text:p>
          </table:table-cell>
          <table:table-cell office:value-type="float" office:value="-0.637550116141104" calcext:value-type="float">
            <text:p>-0.637550116141104</text:p>
          </table:table-cell>
          <table:table-cell office:value-type="float" office:value="0.985074924696736" calcext:value-type="float">
            <text:p>0.985074924696736</text:p>
          </table:table-cell>
          <table:table-cell/>
          <table:table-cell table:formula="of:=SQRT([.B57]*[.B57]+[.C57]*[.C57]+[.D57]*[.D57])" office:value-type="float" office:value="0.0123139140393849" calcext:value-type="float">
            <text:p>0.0123139140393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00408290210789863" calcext:value-type="float">
            <text:p>-0.00040829021079</text:p>
          </table:table-cell>
          <table:table-cell office:value-type="float" office:value="0.00161463245879094" calcext:value-type="float">
            <text:p>0.001614632458791</text:p>
          </table:table-cell>
          <table:table-cell office:value-type="float" office:value="0.00284999738391586" calcext:value-type="float">
            <text:p>0.002849997383916</text:p>
          </table:table-cell>
          <table:table-cell office:value-type="float" office:value="-0.556482506719173" calcext:value-type="float">
            <text:p>-0.556482506719173</text:p>
          </table:table-cell>
          <table:table-cell office:value-type="float" office:value="-0.0464055280826392" calcext:value-type="float">
            <text:p>-0.046405528082639</text:p>
          </table:table-cell>
          <table:table-cell office:value-type="float" office:value="-0.65037842532098" calcext:value-type="float">
            <text:p>-0.65037842532098</text:p>
          </table:table-cell>
          <table:table-cell office:value-type="float" office:value="0.985813204111031" calcext:value-type="float">
            <text:p>0.985813204111031</text:p>
          </table:table-cell>
          <table:table-cell/>
          <table:table-cell table:formula="of:=SQRT([.B58]*[.B58]+[.C58]*[.C58]+[.D58]*[.D58])" office:value-type="float" office:value="0.0166210193097739" calcext:value-type="float">
            <text:p>0.016621019309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128453219135428" calcext:value-type="float">
            <text:p>-0.012845321913543</text:p>
          </table:table-cell>
          <table:table-cell office:value-type="float" office:value="0.00191829915855622" calcext:value-type="float">
            <text:p>0.001918299158556</text:p>
          </table:table-cell>
          <table:table-cell office:value-type="float" office:value="-0.0173255590109907" calcext:value-type="float">
            <text:p>-0.017325559010991</text:p>
          </table:table-cell>
          <table:table-cell office:value-type="float" office:value="-0.556996519925881" calcext:value-type="float">
            <text:p>-0.556996519925881</text:p>
          </table:table-cell>
          <table:table-cell office:value-type="float" office:value="-0.0478241266914621" calcext:value-type="float">
            <text:p>-0.047824126691462</text:p>
          </table:table-cell>
          <table:table-cell office:value-type="float" office:value="-0.660411937543307" calcext:value-type="float">
            <text:p>-0.660411937543307</text:p>
          </table:table-cell>
          <table:table-cell office:value-type="float" office:value="0.986366198775551" calcext:value-type="float">
            <text:p>0.986366198775551</text:p>
          </table:table-cell>
          <table:table-cell/>
          <table:table-cell table:formula="of:=SQRT([.B59]*[.B59]+[.C59]*[.C59]+[.D59]*[.D59])" office:value-type="float" office:value="0.00330094288977185" calcext:value-type="float">
            <text:p>0.003300942889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0988025681656513" calcext:value-type="float">
            <text:p>-0.009880256816565</text:p>
          </table:table-cell>
          <table:table-cell office:value-type="float" office:value="0.00115136930572295" calcext:value-type="float">
            <text:p>0.001151369305723</text:p>
          </table:table-cell>
          <table:table-cell office:value-type="float" office:value="-0.00733635560444262" calcext:value-type="float">
            <text:p>-0.007336355604443</text:p>
          </table:table-cell>
          <table:table-cell office:value-type="float" office:value="-0.549215431524496" calcext:value-type="float">
            <text:p>-0.549215431524496</text:p>
          </table:table-cell>
          <table:table-cell office:value-type="float" office:value="-0.0470720438615245" calcext:value-type="float">
            <text:p>-0.047072043861525</text:p>
          </table:table-cell>
          <table:table-cell office:value-type="float" office:value="-0.65508615822159" calcext:value-type="float">
            <text:p>-0.65508615822159</text:p>
          </table:table-cell>
          <table:table-cell office:value-type="float" office:value="0.984914840282624" calcext:value-type="float">
            <text:p>0.984914840282624</text:p>
          </table:table-cell>
          <table:table-cell/>
          <table:table-cell table:formula="of:=SQRT([.B60]*[.B60]+[.C60]*[.C60]+[.D60]*[.D60])" office:value-type="float" office:value="0.0216531097481997" calcext:value-type="float">
            <text:p>0.02165310974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081339951101122" calcext:value-type="float">
            <text:p>-0.008133995110112</text:p>
          </table:table-cell>
          <table:table-cell office:value-type="float" office:value="0.000140891742893209" calcext:value-type="float">
            <text:p>0.000140891742893</text:p>
          </table:table-cell>
          <table:table-cell office:value-type="float" office:value="0.00429443992770513" calcext:value-type="float">
            <text:p>0.004294439927705</text:p>
          </table:table-cell>
          <table:table-cell office:value-type="float" office:value="-0.542003313906841" calcext:value-type="float">
            <text:p>-0.542003313906841</text:p>
          </table:table-cell>
          <table:table-cell office:value-type="float" office:value="-0.0462431986509889" calcext:value-type="float">
            <text:p>-0.046243198650989</text:p>
          </table:table-cell>
          <table:table-cell office:value-type="float" office:value="-0.648970928223039" calcext:value-type="float">
            <text:p>-0.648970928223039</text:p>
          </table:table-cell>
          <table:table-cell office:value-type="float" office:value="0.983402684959297" calcext:value-type="float">
            <text:p>0.983402684959297</text:p>
          </table:table-cell>
          <table:table-cell/>
          <table:table-cell table:formula="of:=SQRT([.B61]*[.B61]+[.C61]*[.C61]+[.D61]*[.D61])" office:value-type="float" office:value="0.0123599045139629" calcext:value-type="float">
            <text:p>0.0123599045139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0759652735190347" calcext:value-type="float">
            <text:p>-0.007596527351903</text:p>
          </table:table-cell>
          <table:table-cell office:value-type="float" office:value="0.000833911463778606" calcext:value-type="float">
            <text:p>0.000833911463779</text:p>
          </table:table-cell>
          <table:table-cell office:value-type="float" office:value="0.00565259008861668" calcext:value-type="float">
            <text:p>0.005652590088617</text:p>
          </table:table-cell>
          <table:table-cell office:value-type="float" office:value="-0.535664390663877" calcext:value-type="float">
            <text:p>-0.535664390663877</text:p>
          </table:table-cell>
          <table:table-cell office:value-type="float" office:value="-0.0454047894698078" calcext:value-type="float">
            <text:p>-0.045404789469808</text:p>
          </table:table-cell>
          <table:table-cell office:value-type="float" office:value="-0.648085871593963" calcext:value-type="float">
            <text:p>-0.648085871593963</text:p>
          </table:table-cell>
          <table:table-cell office:value-type="float" office:value="0.982299798772195" calcext:value-type="float">
            <text:p>0.982299798772195</text:p>
          </table:table-cell>
          <table:table-cell/>
          <table:table-cell table:formula="of:=SQRT([.B62]*[.B62]+[.C62]*[.C62]+[.D62]*[.D62])" office:value-type="float" office:value="0.00919912719920823" calcext:value-type="float">
            <text:p>0.0091991271992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0731143339820745" calcext:value-type="float">
            <text:p>-0.007311433398207</text:p>
          </table:table-cell>
          <table:table-cell office:value-type="float" office:value="0.00142292372410156" calcext:value-type="float">
            <text:p>0.001422923724102</text:p>
          </table:table-cell>
          <table:table-cell office:value-type="float" office:value="0.00544531765290249" calcext:value-type="float">
            <text:p>0.005445317652902</text:p>
          </table:table-cell>
          <table:table-cell office:value-type="float" office:value="-0.529491850795732" calcext:value-type="float">
            <text:p>-0.529491850795732</text:p>
          </table:table-cell>
          <table:table-cell office:value-type="float" office:value="-0.0447526123681142" calcext:value-type="float">
            <text:p>-0.044752612368114</text:p>
          </table:table-cell>
          <table:table-cell office:value-type="float" office:value="-0.647973365307228" calcext:value-type="float">
            <text:p>-0.647973365307228</text:p>
          </table:table-cell>
          <table:table-cell office:value-type="float" office:value="0.981230178612351" calcext:value-type="float">
            <text:p>0.981230178612351</text:p>
          </table:table-cell>
          <table:table-cell/>
          <table:table-cell table:formula="of:=SQRT([.B63]*[.B63]+[.C63]*[.C63]+[.D63]*[.D63])" office:value-type="float" office:value="0.00950549371929551" calcext:value-type="float">
            <text:p>0.0095054937192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732243314965936" calcext:value-type="float">
            <text:p>-0.007322433149659</text:p>
          </table:table-cell>
          <table:table-cell office:value-type="float" office:value="0.00122458308326535" calcext:value-type="float">
            <text:p>0.001224583083265</text:p>
          </table:table-cell>
          <table:table-cell office:value-type="float" office:value="0.00518401432517006" calcext:value-type="float">
            <text:p>0.00518401432517</text:p>
          </table:table-cell>
          <table:table-cell office:value-type="float" office:value="-0.523460141949569" calcext:value-type="float">
            <text:p>-0.523460141949569</text:p>
          </table:table-cell>
          <table:table-cell office:value-type="float" office:value="-0.0445008613200136" calcext:value-type="float">
            <text:p>-0.044500861320014</text:p>
          </table:table-cell>
          <table:table-cell office:value-type="float" office:value="-0.64782686914125" calcext:value-type="float">
            <text:p>-0.64782686914125</text:p>
          </table:table-cell>
          <table:table-cell office:value-type="float" office:value="0.980128856505447" calcext:value-type="float">
            <text:p>0.980128856505447</text:p>
          </table:table-cell>
          <table:table-cell/>
          <table:table-cell table:formula="of:=SQRT([.B64]*[.B64]+[.C64]*[.C64]+[.D64]*[.D64])" office:value-type="float" office:value="0.00922676837262353" calcext:value-type="float">
            <text:p>0.0092267683726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490062989290319" calcext:value-type="float">
            <text:p>0.004900629892903</text:p>
          </table:table-cell>
          <table:table-cell office:value-type="float" office:value="0.000846677993763367" calcext:value-type="float">
            <text:p>0.000846677993763</text:p>
          </table:table-cell>
          <table:table-cell office:value-type="float" office:value="0.017481558897058" calcext:value-type="float">
            <text:p>0.017481558897058</text:p>
          </table:table-cell>
          <table:table-cell office:value-type="float" office:value="-0.517445394116452" calcext:value-type="float">
            <text:p>-0.517445394116452</text:p>
          </table:table-cell>
          <table:table-cell office:value-type="float" office:value="-0.0443112331456637" calcext:value-type="float">
            <text:p>-0.044311233145664</text:p>
          </table:table-cell>
          <table:table-cell office:value-type="float" office:value="-0.647517444334427" calcext:value-type="float">
            <text:p>-0.647517444334427</text:p>
          </table:table-cell>
          <table:table-cell office:value-type="float" office:value="0.978984020204704" calcext:value-type="float">
            <text:p>0.978984020204704</text:p>
          </table:table-cell>
          <table:table-cell/>
          <table:table-cell table:formula="of:=SQRT([.B65]*[.B65]+[.C65]*[.C65]+[.D65]*[.D65])" office:value-type="float" office:value="0.00905492327314916" calcext:value-type="float">
            <text:p>0.0090549232731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387435661775848" calcext:value-type="float">
            <text:p>0.000387435661776</text:p>
          </table:table-cell>
          <table:table-cell office:value-type="float" office:value="0.00208166723035841" calcext:value-type="float">
            <text:p>0.002081667230358</text:p>
          </table:table-cell>
          <table:table-cell office:value-type="float" office:value="0.000564942523462425" calcext:value-type="float">
            <text:p>0.000564942523462</text:p>
          </table:table-cell>
          <table:table-cell office:value-type="float" office:value="-0.52033259350695" calcext:value-type="float">
            <text:p>-0.52033259350695</text:p>
          </table:table-cell>
          <table:table-cell office:value-type="float" office:value="-0.0465621828823901" calcext:value-type="float">
            <text:p>-0.04656218288239</text:p>
          </table:table-cell>
          <table:table-cell office:value-type="float" office:value="-0.662031143793258" calcext:value-type="float">
            <text:p>-0.662031143793258</text:p>
          </table:table-cell>
          <table:table-cell office:value-type="float" office:value="0.980214216587046" calcext:value-type="float">
            <text:p>0.980214216587046</text:p>
          </table:table-cell>
          <table:table-cell/>
          <table:table-cell table:formula="of:=SQRT([.B66]*[.B66]+[.C66]*[.C66]+[.D66]*[.D66])" office:value-type="float" office:value="0.0181752011940349" calcext:value-type="float">
            <text:p>0.0181752011940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0036334423850215" calcext:value-type="float">
            <text:p>-0.000363344238502</text:p>
          </table:table-cell>
          <table:table-cell office:value-type="float" office:value="0.00154167332006649" calcext:value-type="float">
            <text:p>0.001541673320066</text:p>
          </table:table-cell>
          <table:table-cell office:value-type="float" office:value="-0.00228491120800435" calcext:value-type="float">
            <text:p>-0.002284911208004</text:p>
          </table:table-cell>
          <table:table-cell office:value-type="float" office:value="-0.521047310804449" calcext:value-type="float">
            <text:p>-0.521047310804449</text:p>
          </table:table-cell>
          <table:table-cell office:value-type="float" office:value="-0.0482467164519207" calcext:value-type="float">
            <text:p>-0.048246716451921</text:p>
          </table:table-cell>
          <table:table-cell office:value-type="float" office:value="-0.669412347632558" calcext:value-type="float">
            <text:p>-0.669412347632558</text:p>
          </table:table-cell>
          <table:table-cell office:value-type="float" office:value="0.980582642032242" calcext:value-type="float">
            <text:p>0.980582642032242</text:p>
          </table:table-cell>
          <table:table-cell/>
          <table:table-cell table:formula="of:=SQRT([.B67]*[.B67]+[.C67]*[.C67]+[.D67]*[.D67])" office:value-type="float" office:value="0.00219148463484913" calcext:value-type="float">
            <text:p>0.0021914846348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130519667602171" calcext:value-type="float">
            <text:p>-0.013051966760217</text:p>
          </table:table-cell>
          <table:table-cell office:value-type="float" office:value="0.00120845470537637" calcext:value-type="float">
            <text:p>0.001208454705376</text:p>
          </table:table-cell>
          <table:table-cell office:value-type="float" office:value="0.000300298813889592" calcext:value-type="float">
            <text:p>0.00030029881389</text:p>
          </table:table-cell>
          <table:table-cell office:value-type="float" office:value="-0.521189635124532" calcext:value-type="float">
            <text:p>-0.521189635124532</text:p>
          </table:table-cell>
          <table:table-cell office:value-type="float" office:value="-0.0481839840431057" calcext:value-type="float">
            <text:p>-0.048183984043106</text:p>
          </table:table-cell>
          <table:table-cell office:value-type="float" office:value="-0.6681206013126" calcext:value-type="float">
            <text:p>-0.6681206013126</text:p>
          </table:table-cell>
          <table:table-cell office:value-type="float" office:value="0.980541584618461" calcext:value-type="float">
            <text:p>0.980541584618461</text:p>
          </table:table-cell>
          <table:table-cell/>
          <table:table-cell table:formula="of:=SQRT([.B68]*[.B68]+[.C68]*[.C68]+[.D68]*[.D68])" office:value-type="float" office:value="0.00278021489995314" calcext:value-type="float">
            <text:p>0.0027802148999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87370007702992" calcext:value-type="float">
            <text:p>0.00187370007703</text:p>
          </table:table-cell>
          <table:table-cell office:value-type="float" office:value="0.00124706185060564" calcext:value-type="float">
            <text:p>0.001247061850606</text:p>
          </table:table-cell>
          <table:table-cell office:value-type="float" office:value="0.0170004549988963" calcext:value-type="float">
            <text:p>0.017000454998896</text:p>
          </table:table-cell>
          <table:table-cell office:value-type="float" office:value="-0.513745465390347" calcext:value-type="float">
            <text:p>-0.513745465390347</text:p>
          </table:table-cell>
          <table:table-cell office:value-type="float" office:value="-0.0474356855776037" calcext:value-type="float">
            <text:p>-0.047435685577604</text:p>
          </table:table-cell>
          <table:table-cell office:value-type="float" office:value="-0.665613286763084" calcext:value-type="float">
            <text:p>-0.665613286763084</text:p>
          </table:table-cell>
          <table:table-cell office:value-type="float" office:value="0.979052136023987" calcext:value-type="float">
            <text:p>0.979052136023987</text:p>
          </table:table-cell>
          <table:table-cell/>
          <table:table-cell table:formula="of:=SQRT([.B69]*[.B69]+[.C69]*[.C69]+[.D69]*[.D69])" office:value-type="float" office:value="0.013111231004844" calcext:value-type="float">
            <text:p>0.0131112310048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392168843572405" calcext:value-type="float">
            <text:p>0.000392168843572</text:p>
          </table:table-cell>
          <table:table-cell office:value-type="float" office:value="-0.0101073798890055" calcext:value-type="float">
            <text:p>-0.010107379889006</text:p>
          </table:table-cell>
          <table:table-cell office:value-type="float" office:value="-0.0130168914824338" calcext:value-type="float">
            <text:p>-0.013016891482434</text:p>
          </table:table-cell>
          <table:table-cell office:value-type="float" office:value="-0.51516591522887" calcext:value-type="float">
            <text:p>-0.51516591522887</text:p>
          </table:table-cell>
          <table:table-cell office:value-type="float" office:value="-0.0498784327622016" calcext:value-type="float">
            <text:p>-0.049878432762202</text:p>
          </table:table-cell>
          <table:table-cell office:value-type="float" office:value="-0.680483057538588" calcext:value-type="float">
            <text:p>-0.680483057538588</text:p>
          </table:table-cell>
          <table:table-cell office:value-type="float" office:value="0.979766900039591" calcext:value-type="float">
            <text:p>0.979766900039591</text:p>
          </table:table-cell>
          <table:table-cell/>
          <table:table-cell table:formula="of:=SQRT([.B70]*[.B70]+[.C70]*[.C70]+[.D70]*[.D70])" office:value-type="float" office:value="0.0171488012819379" calcext:value-type="float">
            <text:p>0.0171488012819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00540005657343967" calcext:value-type="float">
            <text:p>-0.000540005657344</text:p>
          </table:table-cell>
          <table:table-cell office:value-type="float" office:value="-0.00958267487531757" calcext:value-type="float">
            <text:p>-0.009582674875318</text:p>
          </table:table-cell>
          <table:table-cell office:value-type="float" office:value="-0.0113293252932639" calcext:value-type="float">
            <text:p>-0.011329325293264</text:p>
          </table:table-cell>
          <table:table-cell office:value-type="float" office:value="-0.515610745930612" calcext:value-type="float">
            <text:p>-0.515610745930612</text:p>
          </table:table-cell>
          <table:table-cell office:value-type="float" office:value="-0.0434414950008424" calcext:value-type="float">
            <text:p>-0.043441495000842</text:p>
          </table:table-cell>
          <table:table-cell office:value-type="float" office:value="-0.680912457962657" calcext:value-type="float">
            <text:p>-0.680912457962657</text:p>
          </table:table-cell>
          <table:table-cell office:value-type="float" office:value="0.980192799465737" calcext:value-type="float">
            <text:p>0.980192799465737</text:p>
          </table:table-cell>
          <table:table-cell/>
          <table:table-cell table:formula="of:=SQRT([.B71]*[.B71]+[.C71]*[.C71]+[.D71]*[.D71])" office:value-type="float" office:value="0.0164849139666545" calcext:value-type="float">
            <text:p>0.0164849139666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00709539755294197" calcext:value-type="float">
            <text:p>-0.000709539755294</text:p>
          </table:table-cell>
          <table:table-cell office:value-type="float" office:value="0.00245723046182207" calcext:value-type="float">
            <text:p>0.002457230461822</text:p>
          </table:table-cell>
          <table:table-cell office:value-type="float" office:value="-0.0112612462394094" calcext:value-type="float">
            <text:p>-0.011261246239409</text:p>
          </table:table-cell>
          <table:table-cell office:value-type="float" office:value="-0.515533892561382" calcext:value-type="float">
            <text:p>-0.515533892561382</text:p>
          </table:table-cell>
          <table:table-cell office:value-type="float" office:value="-0.0363576557959459" calcext:value-type="float">
            <text:p>-0.036357655795946</text:p>
          </table:table-cell>
          <table:table-cell office:value-type="float" office:value="-0.67598344958836" calcext:value-type="float">
            <text:p>-0.67598344958836</text:p>
          </table:table-cell>
          <table:table-cell office:value-type="float" office:value="0.9802969533133" calcext:value-type="float">
            <text:p>0.9802969533133</text:p>
          </table:table-cell>
          <table:table-cell/>
          <table:table-cell table:formula="of:=SQRT([.B72]*[.B72]+[.C72]*[.C72]+[.D72]*[.D72])" office:value-type="float" office:value="0.0148483290466165" calcext:value-type="float">
            <text:p>0.0148483290466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0174339725520545" calcext:value-type="float">
            <text:p>-0.001743397255205</text:p>
          </table:table-cell>
          <table:table-cell office:value-type="float" office:value="0.000837126742217698" calcext:value-type="float">
            <text:p>0.000837126742218</text:p>
          </table:table-cell>
          <table:table-cell office:value-type="float" office:value="-0.0100051544074929" calcext:value-type="float">
            <text:p>-0.010005154407493</text:p>
          </table:table-cell>
          <table:table-cell office:value-type="float" office:value="-0.515779272121632" calcext:value-type="float">
            <text:p>-0.515779272121632</text:p>
          </table:table-cell>
          <table:table-cell office:value-type="float" office:value="-0.0358720537810603" calcext:value-type="float">
            <text:p>-0.03587205378106</text:p>
          </table:table-cell>
          <table:table-cell office:value-type="float" office:value="-0.669207815875429" calcext:value-type="float">
            <text:p>-0.669207815875429</text:p>
          </table:table-cell>
          <table:table-cell office:value-type="float" office:value="0.980109474382611" calcext:value-type="float">
            <text:p>0.980109474382611</text:p>
          </table:table-cell>
          <table:table-cell/>
          <table:table-cell table:formula="of:=SQRT([.B73]*[.B73]+[.C73]*[.C73]+[.D73]*[.D73])" office:value-type="float" office:value="0.011548034251398" calcext:value-type="float">
            <text:p>0.0115480342513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015613476074342" calcext:value-type="float">
            <text:p>-0.001561347607434</text:p>
          </table:table-cell>
          <table:table-cell office:value-type="float" office:value="0.00160383157582339" calcext:value-type="float">
            <text:p>0.001603831575823</text:p>
          </table:table-cell>
          <table:table-cell office:value-type="float" office:value="-0.00948154140322328" calcext:value-type="float">
            <text:p>-0.009481541403223</text:p>
          </table:table-cell>
          <table:table-cell office:value-type="float" office:value="-0.515468603465037" calcext:value-type="float">
            <text:p>-0.515468603465037</text:p>
          </table:table-cell>
          <table:table-cell office:value-type="float" office:value="-0.0342642078550672" calcext:value-type="float">
            <text:p>-0.034264207855067</text:p>
          </table:table-cell>
          <table:table-cell office:value-type="float" office:value="-0.663001322314724" calcext:value-type="float">
            <text:p>-0.663001322314724</text:p>
          </table:table-cell>
          <table:table-cell office:value-type="float" office:value="0.979840065839415" calcext:value-type="float">
            <text:p>0.979840065839415</text:p>
          </table:table-cell>
          <table:table-cell/>
          <table:table-cell table:formula="of:=SQRT([.B74]*[.B74]+[.C74]*[.C74]+[.D74]*[.D74])" office:value-type="float" office:value="0.0101903547479844" calcext:value-type="float">
            <text:p>0.0101903547479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0148174480551389" calcext:value-type="float">
            <text:p>-0.001481744805514</text:p>
          </table:table-cell>
          <table:table-cell office:value-type="float" office:value="0.00266620230601759" calcext:value-type="float">
            <text:p>0.002666202306018</text:p>
          </table:table-cell>
          <table:table-cell office:value-type="float" office:value="-0.00900873441880383" calcext:value-type="float">
            <text:p>-0.009008734418804</text:p>
          </table:table-cell>
          <table:table-cell office:value-type="float" office:value="-0.515225268261886" calcext:value-type="float">
            <text:p>-0.515225268261886</text:p>
          </table:table-cell>
          <table:table-cell office:value-type="float" office:value="-0.0325161276615522" calcext:value-type="float">
            <text:p>-0.032516127661552</text:p>
          </table:table-cell>
          <table:table-cell office:value-type="float" office:value="-0.65685312318219" calcext:value-type="float">
            <text:p>-0.65685312318219</text:p>
          </table:table-cell>
          <table:table-cell office:value-type="float" office:value="0.979553069928063" calcext:value-type="float">
            <text:p>0.979553069928063</text:p>
          </table:table-cell>
          <table:table-cell/>
          <table:table-cell table:formula="of:=SQRT([.B75]*[.B75]+[.C75]*[.C75]+[.D75]*[.D75])" office:value-type="float" office:value="0.00974216143655431" calcext:value-type="float">
            <text:p>0.0097421614365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014340048085123" calcext:value-type="float">
            <text:p>-0.001434004808512</text:p>
          </table:table-cell>
          <table:table-cell office:value-type="float" office:value="0.00270624957130758" calcext:value-type="float">
            <text:p>0.002706249571308</text:p>
          </table:table-cell>
          <table:table-cell office:value-type="float" office:value="-0.00810526826487655" calcext:value-type="float">
            <text:p>-0.008105268264877</text:p>
          </table:table-cell>
          <table:table-cell office:value-type="float" office:value="-0.514984148745754" calcext:value-type="float">
            <text:p>-0.514984148745754</text:p>
          </table:table-cell>
          <table:table-cell office:value-type="float" office:value="-0.0312265345774347" calcext:value-type="float">
            <text:p>-0.031226534577435</text:p>
          </table:table-cell>
          <table:table-cell office:value-type="float" office:value="-0.65040112358402" calcext:value-type="float">
            <text:p>-0.65040112358402</text:p>
          </table:table-cell>
          <table:table-cell office:value-type="float" office:value="0.979194250032111" calcext:value-type="float">
            <text:p>0.979194250032111</text:p>
          </table:table-cell>
          <table:table-cell/>
          <table:table-cell table:formula="of:=SQRT([.B76]*[.B76]+[.C76]*[.C76]+[.D76]*[.D76])" office:value-type="float" office:value="0.00951112497204309" calcext:value-type="float">
            <text:p>0.0095111249720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0133705350460506" calcext:value-type="float">
            <text:p>-0.001337053504605</text:p>
          </table:table-cell>
          <table:table-cell office:value-type="float" office:value="0.00228694175097167" calcext:value-type="float">
            <text:p>0.002286941750972</text:p>
          </table:table-cell>
          <table:table-cell office:value-type="float" office:value="-0.00749266472922801" calcext:value-type="float">
            <text:p>-0.007492664729228</text:p>
          </table:table-cell>
          <table:table-cell office:value-type="float" office:value="-0.514721197333033" calcext:value-type="float">
            <text:p>-0.514721197333033</text:p>
          </table:table-cell>
          <table:table-cell office:value-type="float" office:value="-0.0301863167015643" calcext:value-type="float">
            <text:p>-0.030186316701564</text:p>
          </table:table-cell>
          <table:table-cell office:value-type="float" office:value="-0.644050473956096" calcext:value-type="float">
            <text:p>-0.644050473956096</text:p>
          </table:table-cell>
          <table:table-cell office:value-type="float" office:value="0.978786403551127" calcext:value-type="float">
            <text:p>0.978786403551127</text:p>
          </table:table-cell>
          <table:table-cell/>
          <table:table-cell table:formula="of:=SQRT([.B77]*[.B77]+[.C77]*[.C77]+[.D77]*[.D77])" office:value-type="float" office:value="0.00866461367740384" calcext:value-type="float">
            <text:p>0.0086646136774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0133035534752718" calcext:value-type="float">
            <text:p>-0.001330355347527</text:p>
          </table:table-cell>
          <table:table-cell office:value-type="float" office:value="0.00222950279372" calcext:value-type="float">
            <text:p>0.00222950279372</text:p>
          </table:table-cell>
          <table:table-cell office:value-type="float" office:value="-0.007062399272489" calcext:value-type="float">
            <text:p>-0.007062399272489</text:p>
          </table:table-cell>
          <table:table-cell office:value-type="float" office:value="-0.514520403133824" calcext:value-type="float">
            <text:p>-0.514520403133824</text:p>
          </table:table-cell>
          <table:table-cell office:value-type="float" office:value="-0.0289871885098034" calcext:value-type="float">
            <text:p>-0.028987188509803</text:p>
          </table:table-cell>
          <table:table-cell office:value-type="float" office:value="-0.637827260150493" calcext:value-type="float">
            <text:p>-0.637827260150493</text:p>
          </table:table-cell>
          <table:table-cell office:value-type="float" office:value="0.978362437901482" calcext:value-type="float">
            <text:p>0.978362437901482</text:p>
          </table:table-cell>
          <table:table-cell/>
          <table:table-cell table:formula="of:=SQRT([.B78]*[.B78]+[.C78]*[.C78]+[.D78]*[.D78])" office:value-type="float" office:value="0.00794719066029824" calcext:value-type="float">
            <text:p>0.0079471906602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0123288049702125" calcext:value-type="float">
            <text:p>-0.001232880497021</text:p>
          </table:table-cell>
          <table:table-cell office:value-type="float" office:value="0.00249128992111858" calcext:value-type="float">
            <text:p>0.002491289921119</text:p>
          </table:table-cell>
          <table:table-cell office:value-type="float" office:value="-0.00643638496926091" calcext:value-type="float">
            <text:p>-0.006436384969261</text:p>
          </table:table-cell>
          <table:table-cell office:value-type="float" office:value="-0.514289812588219" calcext:value-type="float">
            <text:p>-0.514289812588219</text:p>
          </table:table-cell>
          <table:table-cell office:value-type="float" office:value="-0.0276079013152888" calcext:value-type="float">
            <text:p>-0.027607901315289</text:p>
          </table:table-cell>
          <table:table-cell office:value-type="float" office:value="-0.631539827597077" calcext:value-type="float">
            <text:p>-0.631539827597077</text:p>
          </table:table-cell>
          <table:table-cell office:value-type="float" office:value="0.977891769135599" calcext:value-type="float">
            <text:p>0.977891769135599</text:p>
          </table:table-cell>
          <table:table-cell/>
          <table:table-cell table:formula="of:=SQRT([.B79]*[.B79]+[.C79]*[.C79]+[.D79]*[.D79])" office:value-type="float" office:value="0.00752449410538361" calcext:value-type="float">
            <text:p>0.007524494105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0101004706887731" calcext:value-type="float">
            <text:p>-0.001010047068877</text:p>
          </table:table-cell>
          <table:table-cell office:value-type="float" office:value="0.00269743485011431" calcext:value-type="float">
            <text:p>0.002697434850114</text:p>
          </table:table-cell>
          <table:table-cell office:value-type="float" office:value="-0.00586110054742958" calcext:value-type="float">
            <text:p>-0.00586110054743</text:p>
          </table:table-cell>
          <table:table-cell office:value-type="float" office:value="-0.514006871373707" calcext:value-type="float">
            <text:p>-0.514006871373707</text:p>
          </table:table-cell>
          <table:table-cell office:value-type="float" office:value="-0.0262536277031354" calcext:value-type="float">
            <text:p>-0.026253627703135</text:p>
          </table:table-cell>
          <table:table-cell office:value-type="float" office:value="-0.625273551949475" calcext:value-type="float">
            <text:p>-0.625273551949475</text:p>
          </table:table-cell>
          <table:table-cell office:value-type="float" office:value="0.977369466570703" calcext:value-type="float">
            <text:p>0.977369466570703</text:p>
          </table:table-cell>
          <table:table-cell/>
          <table:table-cell table:formula="of:=SQRT([.B80]*[.B80]+[.C80]*[.C80]+[.D80]*[.D80])" office:value-type="float" office:value="0.00701096079460798" calcext:value-type="float">
            <text:p>0.0070109607946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00794848806594084" calcext:value-type="float">
            <text:p>-0.000794848806594</text:p>
          </table:table-cell>
          <table:table-cell office:value-type="float" office:value="0.00273663950267319" calcext:value-type="float">
            <text:p>0.002736639502673</text:p>
          </table:table-cell>
          <table:table-cell office:value-type="float" office:value="-0.00519042104934692" calcext:value-type="float">
            <text:p>-0.005190421049347</text:p>
          </table:table-cell>
          <table:table-cell office:value-type="float" office:value="-0.513730152980317" calcext:value-type="float">
            <text:p>-0.513730152980317</text:p>
          </table:table-cell>
          <table:table-cell office:value-type="float" office:value="-0.0249694597158933" calcext:value-type="float">
            <text:p>-0.024969459715893</text:p>
          </table:table-cell>
          <table:table-cell office:value-type="float" office:value="-0.618948807321785" calcext:value-type="float">
            <text:p>-0.618948807321785</text:p>
          </table:table-cell>
          <table:table-cell office:value-type="float" office:value="0.976799152994595" calcext:value-type="float">
            <text:p>0.976799152994595</text:p>
          </table:table-cell>
          <table:table-cell/>
          <table:table-cell table:formula="of:=SQRT([.B81]*[.B81]+[.C81]*[.C81]+[.D81]*[.D81])" office:value-type="float" office:value="0.00653060866068686" calcext:value-type="float">
            <text:p>0.0065306086606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00559107301747963" calcext:value-type="float">
            <text:p>-0.000559107301748</text:p>
          </table:table-cell>
          <table:table-cell office:value-type="float" office:value="0.00276029529104962" calcext:value-type="float">
            <text:p>0.00276029529105</text:p>
          </table:table-cell>
          <table:table-cell office:value-type="float" office:value="-0.00458774044189189" calcext:value-type="float">
            <text:p>-0.004587740441892</text:p>
          </table:table-cell>
          <table:table-cell office:value-type="float" office:value="-0.513452377779355" calcext:value-type="float">
            <text:p>-0.513452377779355</text:p>
          </table:table-cell>
          <table:table-cell office:value-type="float" office:value="-0.0236959272049468" calcext:value-type="float">
            <text:p>-0.023695927204947</text:p>
          </table:table-cell>
          <table:table-cell office:value-type="float" office:value="-0.61265951613561" calcext:value-type="float">
            <text:p>-0.61265951613561</text:p>
          </table:table-cell>
          <table:table-cell office:value-type="float" office:value="0.976188958872822" calcext:value-type="float">
            <text:p>0.976188958872822</text:p>
          </table:table-cell>
          <table:table-cell/>
          <table:table-cell table:formula="of:=SQRT([.B82]*[.B82]+[.C82]*[.C82]+[.D82]*[.D82])" office:value-type="float" office:value="0.00592127106814398" calcext:value-type="float">
            <text:p>0.0059212710681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00308675525478752" calcext:value-type="float">
            <text:p>-0.000308675525479</text:p>
          </table:table-cell>
          <table:table-cell office:value-type="float" office:value="0.00287282168688884" calcext:value-type="float">
            <text:p>0.002872821686889</text:p>
          </table:table-cell>
          <table:table-cell office:value-type="float" office:value="-0.00396263031271651" calcext:value-type="float">
            <text:p>-0.003962630312717</text:p>
          </table:table-cell>
          <table:table-cell office:value-type="float" office:value="-0.513179551518805" calcext:value-type="float">
            <text:p>-0.513179551518805</text:p>
          </table:table-cell>
          <table:table-cell office:value-type="float" office:value="-0.0223734975252705" calcext:value-type="float">
            <text:p>-0.022373497525271</text:p>
          </table:table-cell>
          <table:table-cell office:value-type="float" office:value="-0.606371600048777" calcext:value-type="float">
            <text:p>-0.606371600048777</text:p>
          </table:table-cell>
          <table:table-cell office:value-type="float" office:value="0.975538551374782" calcext:value-type="float">
            <text:p>0.975538551374782</text:p>
          </table:table-cell>
          <table:table-cell/>
          <table:table-cell table:formula="of:=SQRT([.B83]*[.B83]+[.C83]*[.C83]+[.D83]*[.D83])" office:value-type="float" office:value="0.00538323261905233" calcext:value-type="float">
            <text:p>0.0053832326190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000262443400210199" calcext:value-type="float">
            <text:p>-2.62443400210199E-05</text:p>
          </table:table-cell>
          <table:table-cell office:value-type="float" office:value="0.00303284866406349" calcext:value-type="float">
            <text:p>0.003032848664063</text:p>
          </table:table-cell>
          <table:table-cell office:value-type="float" office:value="-0.00333995771551848" calcext:value-type="float">
            <text:p>-0.003339957715518</text:p>
          </table:table-cell>
          <table:table-cell office:value-type="float" office:value="-0.512902492949175" calcext:value-type="float">
            <text:p>-0.512902492949175</text:p>
          </table:table-cell>
          <table:table-cell office:value-type="float" office:value="-0.0210239220598546" calcext:value-type="float">
            <text:p>-0.021023922059855</text:p>
          </table:table-cell>
          <table:table-cell office:value-type="float" office:value="-0.600093434285589" calcext:value-type="float">
            <text:p>-0.600093434285589</text:p>
          </table:table-cell>
          <table:table-cell office:value-type="float" office:value="0.974846269446699" calcext:value-type="float">
            <text:p>0.974846269446699</text:p>
          </table:table-cell>
          <table:table-cell/>
          <table:table-cell table:formula="of:=SQRT([.B84]*[.B84]+[.C84]*[.C84]+[.D84]*[.D84])" office:value-type="float" office:value="0.0049041639470911" calcext:value-type="float">
            <text:p>0.004904163947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253546483592715" calcext:value-type="float">
            <text:p>0.000253546483593</text:p>
          </table:table-cell>
          <table:table-cell office:value-type="float" office:value="0.00314073538384226" calcext:value-type="float">
            <text:p>0.003140735383842</text:p>
          </table:table-cell>
          <table:table-cell office:value-type="float" office:value="-0.0026960955385569" calcext:value-type="float">
            <text:p>-0.002696095538557</text:p>
          </table:table-cell>
          <table:table-cell office:value-type="float" office:value="-0.512633452827546" calcext:value-type="float">
            <text:p>-0.512633452827546</text:p>
          </table:table-cell>
          <table:table-cell office:value-type="float" office:value="-0.0196953622644912" calcext:value-type="float">
            <text:p>-0.019695362264491</text:p>
          </table:table-cell>
          <table:table-cell office:value-type="float" office:value="-0.593804889265376" calcext:value-type="float">
            <text:p>-0.593804889265376</text:p>
          </table:table-cell>
          <table:table-cell office:value-type="float" office:value="0.97411119198422" calcext:value-type="float">
            <text:p>0.97411119198422</text:p>
          </table:table-cell>
          <table:table-cell/>
          <table:table-cell table:formula="of:=SQRT([.B85]*[.B85]+[.C85]*[.C85]+[.D85]*[.D85])" office:value-type="float" office:value="0.00451156040920946" calcext:value-type="float">
            <text:p>0.0045115604092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235985570430308" calcext:value-type="float">
            <text:p>0.00023598557043</text:p>
          </table:table-cell>
          <table:table-cell office:value-type="float" office:value="0.00233896559121005" calcext:value-type="float">
            <text:p>0.00233896559121</text:p>
          </table:table-cell>
          <table:table-cell office:value-type="float" office:value="-0.0020990731593985" calcext:value-type="float">
            <text:p>-0.002099073159399</text:p>
          </table:table-cell>
          <table:table-cell office:value-type="float" office:value="-0.512471492373325" calcext:value-type="float">
            <text:p>-0.512471492373325</text:p>
          </table:table-cell>
          <table:table-cell office:value-type="float" office:value="-0.0188302748166375" calcext:value-type="float">
            <text:p>-0.018830274816638</text:p>
          </table:table-cell>
          <table:table-cell office:value-type="float" office:value="-0.587462620899235" calcext:value-type="float">
            <text:p>-0.587462620899235</text:p>
          </table:table-cell>
          <table:table-cell office:value-type="float" office:value="0.973339104931055" calcext:value-type="float">
            <text:p>0.973339104931055</text:p>
          </table:table-cell>
          <table:table-cell/>
          <table:table-cell table:formula="of:=SQRT([.B86]*[.B86]+[.C86]*[.C86]+[.D86]*[.D86])" office:value-type="float" office:value="0.00414697910818073" calcext:value-type="float">
            <text:p>0.004146979108181</text:p>
          </table:table-cell>
        </table:table-row>
        <table:table-row table:style-name="ro1">
          <table:table-cell table:number-columns-repeated="9"/>
          <table:table-cell table:formula="of:=SQRT([.B87]*[.B87]+[.C87]*[.C87]+[.D87]*[.D87])" office:value-type="float" office:value="0.00315159600120686" calcext:value-type="float">
            <text:p>0.003151596001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41:57.40649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7:58:05.211209633</dc:date>
    <meta:editing-duration>PT18M19S</meta:editing-duration>
    <meta:editing-cycles>2</meta:editing-cycles>
    <meta:generator>LibreOffice/6.0.7.3$Linux_X86_64 LibreOffice_project/00m0$Build-3</meta:generator>
    <meta:document-statistic meta:table-count="1" meta:cell-count="7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96cm" svg:height="9.006cm" xlink:href=".." xlink:type="simple" chart:class="chart:scatter" chart:style-name="ch1">
        <chart:legend chart:legend-position="end" svg:x="18.344cm" svg:y="3.706cm" style:legend-expansion="high" chart:style-name="ch2"/>
        <chart:plot-area chart:style-name="ch3" table:cell-range-address="difference.A1:difference.D87" svg:x="0.423cm" svg:y="0.18cm" svg:width="17.498cm" svg:height="8.646cm">
          <chartooo:coordinate-region svg:x="1.627cm" svg:y="0.379cm" svg:width="16.01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fference.B1:difference.B87" chart:class="chart:scatter">
            <chart:domain table:cell-range-address="difference.A1:difference.A87"/>
            <chart:data-point chart:repeated="87"/>
          </chart:series>
          <chart:series chart:style-name="ch7" chart:values-cell-range-address="difference.C1:difference.C87" chart:class="chart:scatter">
            <chart:data-point chart:repeated="87"/>
          </chart:series>
          <chart:series chart:style-name="ch8" chart:values-cell-range-address="difference.D1:difference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fference.A1:difference.A87</svg:desc>
                </draw:g>
              </table:table-cell>
              <table:table-cell office:value-type="float" office:value="0.000735976164159047">
                <text:p>0.000735976164159047</text:p>
                <draw:g>
                  <svg:desc>difference.B1:difference.B87</svg:desc>
                </draw:g>
              </table:table-cell>
              <table:table-cell office:value-type="float" office:value="0.0135554435219316">
                <text:p>0.0135554435219316</text:p>
                <draw:g>
                  <svg:desc>difference.C1:difference.C87</svg:desc>
                </draw:g>
              </table:table-cell>
              <table:table-cell office:value-type="float" office:value="-0.014406119733504">
                <text:p>-0.014406119733504</text:p>
                <draw:g>
                  <svg:desc>difference.D1:difference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66326459767968">
                <text:p>0.00066326459767968</text:p>
              </table:table-cell>
              <table:table-cell office:value-type="float" office:value="0.0128199882921546">
                <text:p>0.0128199882921546</text:p>
              </table:table-cell>
              <table:table-cell office:value-type="float" office:value="-0.00617520481091016">
                <text:p>-0.00617520481091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898160652639313">
                <text:p>0.000898160652639313</text:p>
              </table:table-cell>
              <table:table-cell office:value-type="float" office:value="0.0126729540107246">
                <text:p>0.0126729540107246</text:p>
              </table:table-cell>
              <table:table-cell office:value-type="float" office:value="-0.00437864346270955">
                <text:p>-0.00437864346270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01942526063906">
                <text:p>0.00101942526063906</text:p>
              </table:table-cell>
              <table:table-cell office:value-type="float" office:value="0.0127379151597759">
                <text:p>0.0127379151597759</text:p>
              </table:table-cell>
              <table:table-cell office:value-type="float" office:value="-0.00447327456915936">
                <text:p>-0.0044732745691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13085302417118">
                <text:p>0.00113085302417118</text:p>
              </table:table-cell>
              <table:table-cell office:value-type="float" office:value="0.0131006873876359">
                <text:p>0.0131006873876359</text:p>
              </table:table-cell>
              <table:table-cell office:value-type="float" office:value="-0.00499183031071704">
                <text:p>-0.00499183031071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30081907384175">
                <text:p>0.00130081907384175</text:p>
              </table:table-cell>
              <table:table-cell office:value-type="float" office:value="0.000483641355143533">
                <text:p>0.000483641355143533</text:p>
              </table:table-cell>
              <table:table-cell office:value-type="float" office:value="0.00613390387830326">
                <text:p>0.00613390387830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534699125685378">
                <text:p>0.000534699125685378</text:p>
              </table:table-cell>
              <table:table-cell office:value-type="float" office:value="0.000991124256429887">
                <text:p>0.000991124256429887</text:p>
              </table:table-cell>
              <table:table-cell office:value-type="float" office:value="0.00554411453770121">
                <text:p>0.00554411453770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00839700079253991">
                <text:p>-0.0000839700079253991</text:p>
              </table:table-cell>
              <table:table-cell office:value-type="float" office:value="0.00105171003541079">
                <text:p>0.00105171003541079</text:p>
              </table:table-cell>
              <table:table-cell office:value-type="float" office:value="0.0051895669681743">
                <text:p>0.0051895669681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0632180252710557">
                <text:p>-0.000632180252710557</text:p>
              </table:table-cell>
              <table:table-cell office:value-type="float" office:value="0.0011092044703026">
                <text:p>0.0011092044703026</text:p>
              </table:table-cell>
              <table:table-cell office:value-type="float" office:value="0.00505400000678735">
                <text:p>0.00505400000678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0129659209682892">
                <text:p>-0.00129659209682892</text:p>
              </table:table-cell>
              <table:table-cell office:value-type="float" office:value="0.00117729676645761">
                <text:p>0.00117729676645761</text:p>
              </table:table-cell>
              <table:table-cell office:value-type="float" office:value="0.00492403281343601">
                <text:p>0.00492403281343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0202409405452847">
                <text:p>-0.00202409405452847</text:p>
              </table:table-cell>
              <table:table-cell office:value-type="float" office:value="0.00125176523896646">
                <text:p>0.00125176523896646</text:p>
              </table:table-cell>
              <table:table-cell office:value-type="float" office:value="0.00489880640815577">
                <text:p>0.00489880640815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281185266131262">
                <text:p>-0.00281185266131262</text:p>
              </table:table-cell>
              <table:table-cell office:value-type="float" office:value="0.00133376274217397">
                <text:p>0.00133376274217397</text:p>
              </table:table-cell>
              <table:table-cell office:value-type="float" office:value="0.00492428573337939">
                <text:p>0.00492428573337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343578586132196">
                <text:p>-0.00343578586132196</text:p>
              </table:table-cell>
              <table:table-cell office:value-type="float" office:value="0.00141698311413124">
                <text:p>0.00141698311413124</text:p>
              </table:table-cell>
              <table:table-cell office:value-type="float" office:value="0.00475338157467553">
                <text:p>0.00475338157467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0375987834740707">
                <text:p>-0.00375987834740707</text:p>
              </table:table-cell>
              <table:table-cell office:value-type="float" office:value="0.00149782646315347">
                <text:p>0.00149782646315347</text:p>
              </table:table-cell>
              <table:table-cell office:value-type="float" office:value="0.00424391538570945">
                <text:p>0.00424391538570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394843419651575">
                <text:p>-0.00394843419651575</text:p>
              </table:table-cell>
              <table:table-cell office:value-type="float" office:value="0.00158134773587344">
                <text:p>0.00158134773587344</text:p>
              </table:table-cell>
              <table:table-cell office:value-type="float" office:value="0.00367526945153218">
                <text:p>0.00367526945153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412676253001287">
                <text:p>-0.00412676253001287</text:p>
              </table:table-cell>
              <table:table-cell office:value-type="float" office:value="0.00167753019513555">
                <text:p>0.00167753019513555</text:p>
              </table:table-cell>
              <table:table-cell office:value-type="float" office:value="0.0030471686092971">
                <text:p>0.0030471686092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430665663803587">
                <text:p>-0.00430665663803587</text:p>
              </table:table-cell>
              <table:table-cell office:value-type="float" office:value="0.00178482531853922">
                <text:p>0.00178482531853922</text:p>
              </table:table-cell>
              <table:table-cell office:value-type="float" office:value="0.00250442235284076">
                <text:p>0.00250442235284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451521336985433">
                <text:p>-0.00451521336985433</text:p>
              </table:table-cell>
              <table:table-cell office:value-type="float" office:value="0.00190868687652571">
                <text:p>0.00190868687652571</text:p>
              </table:table-cell>
              <table:table-cell office:value-type="float" office:value="0.00193131729283796">
                <text:p>0.00193131729283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473038533986647">
                <text:p>-0.00473038533986647</text:p>
              </table:table-cell>
              <table:table-cell office:value-type="float" office:value="0.0020522424341828">
                <text:p>0.0020522424341828</text:p>
              </table:table-cell>
              <table:table-cell office:value-type="float" office:value="0.00131326738952992">
                <text:p>0.00131326738952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496119318730257">
                <text:p>-0.00496119318730257</text:p>
              </table:table-cell>
              <table:table-cell office:value-type="float" office:value="0.00222039968828392">
                <text:p>0.00222039968828392</text:p>
              </table:table-cell>
              <table:table-cell office:value-type="float" office:value="0.00074176162877998">
                <text:p>0.0007417616287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514564864095135">
                <text:p>-0.00514564864095135</text:p>
              </table:table-cell>
              <table:table-cell office:value-type="float" office:value="0.00240357538930887">
                <text:p>0.00240357538930887</text:p>
              </table:table-cell>
              <table:table-cell office:value-type="float" office:value="0.000491403782568844">
                <text:p>0.00049140378256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0433252026948175">
                <text:p>-0.00433252026948175</text:p>
              </table:table-cell>
              <table:table-cell office:value-type="float" office:value="0.00258931836802084">
                <text:p>0.00258931836802084</text:p>
              </table:table-cell>
              <table:table-cell office:value-type="float" office:value="0.000723257158988966">
                <text:p>0.000723257158988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501199426239377">
                <text:p>-0.00501199426239377</text:p>
              </table:table-cell>
              <table:table-cell office:value-type="float" office:value="0.00285078620780593">
                <text:p>0.00285078620780593</text:p>
              </table:table-cell>
              <table:table-cell office:value-type="float" office:value="0.0040940674307467">
                <text:p>0.0040940674307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0160233864069664">
                <text:p>-0.00160233864069664</text:p>
              </table:table-cell>
              <table:table-cell office:value-type="float" office:value="0.00386459480413266">
                <text:p>0.00386459480413266</text:p>
              </table:table-cell>
              <table:table-cell office:value-type="float" office:value="0.011176148628102">
                <text:p>0.011176148628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116515067833496">
                <text:p>-0.0116515067833496</text:p>
              </table:table-cell>
              <table:table-cell office:value-type="float" office:value="0.00454434966480897">
                <text:p>0.00454434966480897</text:p>
              </table:table-cell>
              <table:table-cell office:value-type="float" office:value="0.00615240618456625">
                <text:p>0.00615240618456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156351616203367">
                <text:p>-0.0156351616203367</text:p>
              </table:table-cell>
              <table:table-cell office:value-type="float" office:value="0.00342542702834927">
                <text:p>0.00342542702834927</text:p>
              </table:table-cell>
              <table:table-cell office:value-type="float" office:value="0.00238633556165513">
                <text:p>0.00238633556165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15001708205245">
                <text:p>-0.015001708205245</text:p>
              </table:table-cell>
              <table:table-cell office:value-type="float" office:value="0.00335215193114092">
                <text:p>0.00335215193114092</text:p>
              </table:table-cell>
              <table:table-cell office:value-type="float" office:value="0.00143560704128604">
                <text:p>0.00143560704128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150274891340708">
                <text:p>-0.0150274891340708</text:p>
              </table:table-cell>
              <table:table-cell office:value-type="float" office:value="0.00320796476939743">
                <text:p>0.00320796476939743</text:p>
              </table:table-cell>
              <table:table-cell office:value-type="float" office:value="0.0000574443824009618">
                <text:p>0.0000574443824009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148989512121018">
                <text:p>-0.0148989512121018</text:p>
              </table:table-cell>
              <table:table-cell office:value-type="float" office:value="0.00320406874270508">
                <text:p>0.00320406874270508</text:p>
              </table:table-cell>
              <table:table-cell office:value-type="float" office:value="-0.0015727051048825">
                <text:p>-0.001572705104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147454316478867">
                <text:p>-0.0147454316478867</text:p>
              </table:table-cell>
              <table:table-cell office:value-type="float" office:value="0.00321966951785591">
                <text:p>0.00321966951785591</text:p>
              </table:table-cell>
              <table:table-cell office:value-type="float" office:value="-0.00374959771781996">
                <text:p>-0.0037495977178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145921958354096">
                <text:p>-0.0145921958354096</text:p>
              </table:table-cell>
              <table:table-cell office:value-type="float" office:value="0.00322826082616649">
                <text:p>0.00322826082616649</text:p>
              </table:table-cell>
              <table:table-cell office:value-type="float" office:value="-0.0065008425416076">
                <text:p>-0.0065008425416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14427033421292">
                <text:p>-0.014427033421292</text:p>
              </table:table-cell>
              <table:table-cell office:value-type="float" office:value="0.00324707539010379">
                <text:p>0.00324707539010379</text:p>
              </table:table-cell>
              <table:table-cell office:value-type="float" office:value="-0.00977587761151239">
                <text:p>-0.00977587761151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139900300830789">
                <text:p>-0.0139900300830789</text:p>
              </table:table-cell>
              <table:table-cell office:value-type="float" office:value="0.00328139772464298">
                <text:p>0.00328139772464298</text:p>
              </table:table-cell>
              <table:table-cell office:value-type="float" office:value="-0.0130580903810226">
                <text:p>-0.0130580903810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128270245723861">
                <text:p>-0.0128270245723861</text:p>
              </table:table-cell>
              <table:table-cell office:value-type="float" office:value="0.00310704919179547">
                <text:p>0.00310704919179547</text:p>
              </table:table-cell>
              <table:table-cell office:value-type="float" office:value="-0.0124131681040472">
                <text:p>-0.0124131681040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168525281081078">
                <text:p>0.000168525281081078</text:p>
              </table:table-cell>
              <table:table-cell office:value-type="float" office:value="0.00298875169322359">
                <text:p>0.00298875169322359</text:p>
              </table:table-cell>
              <table:table-cell office:value-type="float" office:value="-0.000422578382647199">
                <text:p>-0.000422578382647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0293078796622886">
                <text:p>-0.00293078796622886</text:p>
              </table:table-cell>
              <table:table-cell office:value-type="float" office:value="0.00322186498307627">
                <text:p>0.00322186498307627</text:p>
              </table:table-cell>
              <table:table-cell office:value-type="float" office:value="0.00460177555342778">
                <text:p>0.00460177555342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0255240709545029">
                <text:p>-0.00255240709545029</text:p>
              </table:table-cell>
              <table:table-cell office:value-type="float" office:value="0.00366066493687542">
                <text:p>0.00366066493687542</text:p>
              </table:table-cell>
              <table:table-cell office:value-type="float" office:value="0.004439524558076">
                <text:p>0.004439524558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0270739710542378">
                <text:p>-0.00270739710542378</text:p>
              </table:table-cell>
              <table:table-cell office:value-type="float" office:value="0.00411051471241869">
                <text:p>0.00411051471241869</text:p>
              </table:table-cell>
              <table:table-cell office:value-type="float" office:value="0.00501206209240529">
                <text:p>0.00501206209240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0275746858883846">
                <text:p>-0.00275746858883846</text:p>
              </table:table-cell>
              <table:table-cell office:value-type="float" office:value="0.00464322344665716">
                <text:p>0.00464322344665716</text:p>
              </table:table-cell>
              <table:table-cell office:value-type="float" office:value="0.0060455108969269">
                <text:p>0.0060455108969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0279645794594907">
                <text:p>-0.00279645794594907</text:p>
              </table:table-cell>
              <table:table-cell office:value-type="float" office:value="0.00511458771062389">
                <text:p>0.00511458771062389</text:p>
              </table:table-cell>
              <table:table-cell office:value-type="float" office:value="0.00751632838346938">
                <text:p>0.00751632838346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030482958423505">
                <text:p>-0.0030482958423505</text:p>
              </table:table-cell>
              <table:table-cell office:value-type="float" office:value="0.0053645941845414">
                <text:p>0.0053645941845414</text:p>
              </table:table-cell>
              <table:table-cell office:value-type="float" office:value="0.011328333089294">
                <text:p>0.011328333089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265314347537543">
                <text:p>-0.00265314347537543</text:p>
              </table:table-cell>
              <table:table-cell office:value-type="float" office:value="0.00531105712528746">
                <text:p>0.00531105712528746</text:p>
              </table:table-cell>
              <table:table-cell office:value-type="float" office:value="0.0121225929857966">
                <text:p>0.0121225929857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0200610294919301">
                <text:p>-0.00200610294919301</text:p>
              </table:table-cell>
              <table:table-cell office:value-type="float" office:value="0.00485760197417823">
                <text:p>0.00485760197417823</text:p>
              </table:table-cell>
              <table:table-cell office:value-type="float" office:value="0.0103382174029118">
                <text:p>0.0103382174029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0186385660774058">
                <text:p>-0.00186385660774058</text:p>
              </table:table-cell>
              <table:table-cell office:value-type="float" office:value="0.00428508241582615">
                <text:p>0.00428508241582615</text:p>
              </table:table-cell>
              <table:table-cell office:value-type="float" office:value="0.0104036985139961">
                <text:p>0.0104036985139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139817241373625">
                <text:p>-0.0139817241373625</text:p>
              </table:table-cell>
              <table:table-cell office:value-type="float" office:value="0.00432683362676865">
                <text:p>0.00432683362676865</text:p>
              </table:table-cell>
              <table:table-cell office:value-type="float" office:value="-0.00260907287823148">
                <text:p>-0.00260907287823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118540621952319">
                <text:p>-0.0118540621952319</text:p>
              </table:table-cell>
              <table:table-cell office:value-type="float" office:value="0.00390182885966388">
                <text:p>0.00390182885966388</text:p>
              </table:table-cell>
              <table:table-cell office:value-type="float" office:value="-0.00316749801321645">
                <text:p>-0.00316749801321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101940814488118">
                <text:p>-0.0101940814488118</text:p>
              </table:table-cell>
              <table:table-cell office:value-type="float" office:value="0.00414588738773024">
                <text:p>0.00414588738773024</text:p>
              </table:table-cell>
              <table:table-cell office:value-type="float" office:value="0.00550355947738582">
                <text:p>0.005503559477385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241256269949569">
                <text:p>0.00241256269949569</text:p>
              </table:table-cell>
              <table:table-cell office:value-type="float" office:value="0.00401254281465519">
                <text:p>0.00401254281465519</text:p>
              </table:table-cell>
              <table:table-cell office:value-type="float" office:value="0.0180185965014977">
                <text:p>0.0180185965014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00885538282809961">
                <text:p>-0.000885538282809961</text:p>
              </table:table-cell>
              <table:table-cell office:value-type="float" office:value="0.00454154727428376">
                <text:p>0.00454154727428376</text:p>
              </table:table-cell>
              <table:table-cell office:value-type="float" office:value="0.00604789579482867">
                <text:p>0.00604789579482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0154337923791675">
                <text:p>-0.00154337923791675</text:p>
              </table:table-cell>
              <table:table-cell office:value-type="float" office:value="0.00369678158980115">
                <text:p>0.00369678158980115</text:p>
              </table:table-cell>
              <table:table-cell office:value-type="float" office:value="0.00332882346035468">
                <text:p>0.00332882346035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022576417434515">
                <text:p>-0.0022576417434515</text:p>
              </table:table-cell>
              <table:table-cell office:value-type="float" office:value="0.00322760894773479">
                <text:p>0.00322760894773479</text:p>
              </table:table-cell>
              <table:table-cell office:value-type="float" office:value="0.0123021525094019">
                <text:p>0.0123021525094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0110273848550579">
                <text:p>-0.00110273848550579</text:p>
              </table:table-cell>
              <table:table-cell office:value-type="float" office:value="0.00382782100934771">
                <text:p>0.00382782100934771</text:p>
              </table:table-cell>
              <table:table-cell office:value-type="float" office:value="0.00602861282842379">
                <text:p>0.00602861282842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0167442034311888">
                <text:p>-0.00167442034311888</text:p>
              </table:table-cell>
              <table:table-cell office:value-type="float" office:value="0.00344787523014133">
                <text:p>0.00344787523014133</text:p>
              </table:table-cell>
              <table:table-cell office:value-type="float" office:value="0.0050321849835544">
                <text:p>0.0050321849835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0181856435679595">
                <text:p>-0.00181856435679595</text:p>
              </table:table-cell>
              <table:table-cell office:value-type="float" office:value="0.0150411425928436">
                <text:p>0.0150411425928436</text:p>
              </table:table-cell>
              <table:table-cell office:value-type="float" office:value="-0.00377464792180106">
                <text:p>-0.00377464792180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0272419302870747">
                <text:p>-0.00272419302870747</text:p>
              </table:table-cell>
              <table:table-cell office:value-type="float" office:value="0.0124544146314333">
                <text:p>0.0124544146314333</text:p>
              </table:table-cell>
              <table:table-cell office:value-type="float" office:value="-0.00465529905244826">
                <text:p>-0.004655299052448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00278338853334631">
                <text:p>-0.00278338853334631</text:p>
              </table:table-cell>
              <table:table-cell office:value-type="float" office:value="0.0116072308053769">
                <text:p>0.0116072308053769</text:p>
              </table:table-cell>
              <table:table-cell office:value-type="float" office:value="0.00274150293780071">
                <text:p>0.00274150293780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00234833867486806">
                <text:p>-0.00234833867486806</text:p>
              </table:table-cell>
              <table:table-cell office:value-type="float" office:value="0.0113942941124438">
                <text:p>0.0113942941124438</text:p>
              </table:table-cell>
              <table:table-cell office:value-type="float" office:value="0.00403582037714863">
                <text:p>0.00403582037714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0235596002077987">
                <text:p>-0.00235596002077987</text:p>
              </table:table-cell>
              <table:table-cell office:value-type="float" office:value="-0.000959506397409368">
                <text:p>-0.000959506397409368</text:p>
              </table:table-cell>
              <table:table-cell office:value-type="float" office:value="0.0164251965817671">
                <text:p>0.0164251965817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00408290210789863">
                <text:p>-0.000408290210789863</text:p>
              </table:table-cell>
              <table:table-cell office:value-type="float" office:value="0.00161463245879094">
                <text:p>0.00161463245879094</text:p>
              </table:table-cell>
              <table:table-cell office:value-type="float" office:value="0.00284999738391586">
                <text:p>0.00284999738391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128453219135428">
                <text:p>-0.0128453219135428</text:p>
              </table:table-cell>
              <table:table-cell office:value-type="float" office:value="0.00191829915855622">
                <text:p>0.00191829915855622</text:p>
              </table:table-cell>
              <table:table-cell office:value-type="float" office:value="-0.0173255590109907">
                <text:p>-0.0173255590109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0988025681656513">
                <text:p>-0.00988025681656513</text:p>
              </table:table-cell>
              <table:table-cell office:value-type="float" office:value="0.00115136930572295">
                <text:p>0.00115136930572295</text:p>
              </table:table-cell>
              <table:table-cell office:value-type="float" office:value="-0.00733635560444262">
                <text:p>-0.00733635560444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081339951101122">
                <text:p>-0.0081339951101122</text:p>
              </table:table-cell>
              <table:table-cell office:value-type="float" office:value="0.000140891742893209">
                <text:p>0.000140891742893209</text:p>
              </table:table-cell>
              <table:table-cell office:value-type="float" office:value="0.00429443992770513">
                <text:p>0.00429443992770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00759652735190347">
                <text:p>-0.00759652735190347</text:p>
              </table:table-cell>
              <table:table-cell office:value-type="float" office:value="0.000833911463778606">
                <text:p>0.000833911463778606</text:p>
              </table:table-cell>
              <table:table-cell office:value-type="float" office:value="0.00565259008861668">
                <text:p>0.005652590088616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00731143339820745">
                <text:p>-0.00731143339820745</text:p>
              </table:table-cell>
              <table:table-cell office:value-type="float" office:value="0.00142292372410156">
                <text:p>0.00142292372410156</text:p>
              </table:table-cell>
              <table:table-cell office:value-type="float" office:value="0.00544531765290249">
                <text:p>0.00544531765290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00732243314965936">
                <text:p>-0.00732243314965936</text:p>
              </table:table-cell>
              <table:table-cell office:value-type="float" office:value="0.00122458308326535">
                <text:p>0.00122458308326535</text:p>
              </table:table-cell>
              <table:table-cell office:value-type="float" office:value="0.00518401432517006">
                <text:p>0.00518401432517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490062989290319">
                <text:p>0.00490062989290319</text:p>
              </table:table-cell>
              <table:table-cell office:value-type="float" office:value="0.000846677993763367">
                <text:p>0.000846677993763367</text:p>
              </table:table-cell>
              <table:table-cell office:value-type="float" office:value="0.017481558897058">
                <text:p>0.017481558897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387435661775848">
                <text:p>0.000387435661775848</text:p>
              </table:table-cell>
              <table:table-cell office:value-type="float" office:value="0.00208166723035841">
                <text:p>0.00208166723035841</text:p>
              </table:table-cell>
              <table:table-cell office:value-type="float" office:value="0.000564942523462425">
                <text:p>0.000564942523462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00036334423850215">
                <text:p>-0.00036334423850215</text:p>
              </table:table-cell>
              <table:table-cell office:value-type="float" office:value="0.00154167332006649">
                <text:p>0.00154167332006649</text:p>
              </table:table-cell>
              <table:table-cell office:value-type="float" office:value="-0.00228491120800435">
                <text:p>-0.00228491120800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0130519667602171">
                <text:p>-0.0130519667602171</text:p>
              </table:table-cell>
              <table:table-cell office:value-type="float" office:value="0.00120845470537637">
                <text:p>0.00120845470537637</text:p>
              </table:table-cell>
              <table:table-cell office:value-type="float" office:value="0.000300298813889592">
                <text:p>0.000300298813889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187370007702992">
                <text:p>0.00187370007702992</text:p>
              </table:table-cell>
              <table:table-cell office:value-type="float" office:value="0.00124706185060564">
                <text:p>0.00124706185060564</text:p>
              </table:table-cell>
              <table:table-cell office:value-type="float" office:value="0.0170004549988963">
                <text:p>0.0170004549988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392168843572405">
                <text:p>0.000392168843572405</text:p>
              </table:table-cell>
              <table:table-cell office:value-type="float" office:value="-0.0101073798890055">
                <text:p>-0.0101073798890055</text:p>
              </table:table-cell>
              <table:table-cell office:value-type="float" office:value="-0.0130168914824338">
                <text:p>-0.0130168914824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000540005657343967">
                <text:p>-0.000540005657343967</text:p>
              </table:table-cell>
              <table:table-cell office:value-type="float" office:value="-0.00958267487531757">
                <text:p>-0.00958267487531757</text:p>
              </table:table-cell>
              <table:table-cell office:value-type="float" office:value="-0.0113293252932639">
                <text:p>-0.0113293252932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0709539755294197">
                <text:p>-0.000709539755294197</text:p>
              </table:table-cell>
              <table:table-cell office:value-type="float" office:value="0.00245723046182207">
                <text:p>0.00245723046182207</text:p>
              </table:table-cell>
              <table:table-cell office:value-type="float" office:value="-0.0112612462394094">
                <text:p>-0.0112612462394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00174339725520545">
                <text:p>-0.00174339725520545</text:p>
              </table:table-cell>
              <table:table-cell office:value-type="float" office:value="0.000837126742217698">
                <text:p>0.000837126742217698</text:p>
              </table:table-cell>
              <table:table-cell office:value-type="float" office:value="-0.0100051544074929">
                <text:p>-0.0100051544074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015613476074342">
                <text:p>-0.0015613476074342</text:p>
              </table:table-cell>
              <table:table-cell office:value-type="float" office:value="0.00160383157582339">
                <text:p>0.00160383157582339</text:p>
              </table:table-cell>
              <table:table-cell office:value-type="float" office:value="-0.00948154140322328">
                <text:p>-0.00948154140322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0148174480551389">
                <text:p>-0.00148174480551389</text:p>
              </table:table-cell>
              <table:table-cell office:value-type="float" office:value="0.00266620230601759">
                <text:p>0.00266620230601759</text:p>
              </table:table-cell>
              <table:table-cell office:value-type="float" office:value="-0.00900873441880383">
                <text:p>-0.00900873441880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014340048085123">
                <text:p>-0.0014340048085123</text:p>
              </table:table-cell>
              <table:table-cell office:value-type="float" office:value="0.00270624957130758">
                <text:p>0.00270624957130758</text:p>
              </table:table-cell>
              <table:table-cell office:value-type="float" office:value="-0.00810526826487655">
                <text:p>-0.00810526826487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00133705350460506">
                <text:p>-0.00133705350460506</text:p>
              </table:table-cell>
              <table:table-cell office:value-type="float" office:value="0.00228694175097167">
                <text:p>0.00228694175097167</text:p>
              </table:table-cell>
              <table:table-cell office:value-type="float" office:value="-0.00749266472922801">
                <text:p>-0.00749266472922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0133035534752718">
                <text:p>-0.00133035534752718</text:p>
              </table:table-cell>
              <table:table-cell office:value-type="float" office:value="0.00222950279372">
                <text:p>0.00222950279372</text:p>
              </table:table-cell>
              <table:table-cell office:value-type="float" office:value="-0.007062399272489">
                <text:p>-0.007062399272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00123288049702125">
                <text:p>-0.00123288049702125</text:p>
              </table:table-cell>
              <table:table-cell office:value-type="float" office:value="0.00249128992111858">
                <text:p>0.00249128992111858</text:p>
              </table:table-cell>
              <table:table-cell office:value-type="float" office:value="-0.00643638496926091">
                <text:p>-0.006436384969260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0101004706887731">
                <text:p>-0.00101004706887731</text:p>
              </table:table-cell>
              <table:table-cell office:value-type="float" office:value="0.00269743485011431">
                <text:p>0.00269743485011431</text:p>
              </table:table-cell>
              <table:table-cell office:value-type="float" office:value="-0.00586110054742958">
                <text:p>-0.00586110054742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0794848806594084">
                <text:p>-0.000794848806594084</text:p>
              </table:table-cell>
              <table:table-cell office:value-type="float" office:value="0.00273663950267319">
                <text:p>0.00273663950267319</text:p>
              </table:table-cell>
              <table:table-cell office:value-type="float" office:value="-0.00519042104934692">
                <text:p>-0.00519042104934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0559107301747963">
                <text:p>-0.000559107301747963</text:p>
              </table:table-cell>
              <table:table-cell office:value-type="float" office:value="0.00276029529104962">
                <text:p>0.00276029529104962</text:p>
              </table:table-cell>
              <table:table-cell office:value-type="float" office:value="-0.00458774044189189">
                <text:p>-0.00458774044189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0308675525478752">
                <text:p>-0.000308675525478752</text:p>
              </table:table-cell>
              <table:table-cell office:value-type="float" office:value="0.00287282168688884">
                <text:p>0.00287282168688884</text:p>
              </table:table-cell>
              <table:table-cell office:value-type="float" office:value="-0.00396263031271651">
                <text:p>-0.003962630312716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000262443400210199">
                <text:p>-0.0000262443400210199</text:p>
              </table:table-cell>
              <table:table-cell office:value-type="float" office:value="0.00303284866406349">
                <text:p>0.00303284866406349</text:p>
              </table:table-cell>
              <table:table-cell office:value-type="float" office:value="-0.00333995771551848">
                <text:p>-0.00333995771551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253546483592715">
                <text:p>0.000253546483592715</text:p>
              </table:table-cell>
              <table:table-cell office:value-type="float" office:value="0.00314073538384226">
                <text:p>0.00314073538384226</text:p>
              </table:table-cell>
              <table:table-cell office:value-type="float" office:value="-0.0026960955385569">
                <text:p>-0.00269609553855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235985570430308">
                <text:p>0.000235985570430308</text:p>
              </table:table-cell>
              <table:table-cell office:value-type="float" office:value="0.00233896559121005">
                <text:p>0.00233896559121005</text:p>
              </table:table-cell>
              <table:table-cell office:value-type="float" office:value="-0.0020990731593985">
                <text:p>-0.0020990731593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